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st_20_Contents">
      <style:paragraph-properties fo:margin-top="0in" fo:margin-bottom="0.1965in"/>
    </style:style>
    <style:style style:name="P5" style:family="paragraph" style:parent-style-name="List_20_Heading">
      <style:paragraph-properties fo:margin-top="0in" fo:margin-bottom="0.1965in"/>
    </style:style>
    <style:style style:name="T1" style:family="text">
      <style:text-properties fo:font-style="italic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oudsopgave1">
        <text:table-of-content-source text:outline-level="2">
          <text:index-title-template text:style-name="Contents_20_Heading">Inhoudsopgav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">KISP.Protocol.Protocol<text:tab/>9</text:p>
          <text:p text:style-name="P2">Protocol(System.Int32,KISP.Nexus.Nexus) method<text:tab/>9</text:p>
          <text:p text:style-name="P2">Listen method<text:tab/>9</text:p>
          <text:p text:style-name="P1">KISP.Properties.Resources<text:tab/>9</text:p>
          <text:p text:style-name="P2">ResourceManager property<text:tab/>9</text:p>
          <text:p text:style-name="P2">Culture property<text:tab/>9</text:p>
          <text:p text:style-name="P1">KISP.HelpForm<text:tab/>9</text:p>
          <text:p text:style-name="P2">HelpForm() method<text:tab/>9</text:p>
          <text:p text:style-name="P2">components field<text:tab/>9</text:p>
          <text:p text:style-name="P2">Dispose(System.Boolean) method<text:tab/>10</text:p>
          <text:p text:style-name="P2">InitializeComponent method<text:tab/>10</text:p>
          <text:p text:style-name="P1">KISP.Nexus.BullshitException<text:tab/>10</text:p>
          <text:p text:style-name="P2">BullshitException(System.String) method<text:tab/>10</text:p>
          <text:p text:style-name="P1">KISP.Nexus.Nexus<text:tab/>10</text:p>
          <text:p text:style-name="P2">_Interface field<text:tab/>10</text:p>
          <text:p text:style-name="P2">Nexus() method<text:tab/>10</text:p>
          <text:p text:style-name="P2">Invoke(System.Delegate) method<text:tab/>10</text:p>
          <text:p text:style-name="P2">Invoke(System.Delegate,System.Object[]) method<text:tab/>11</text:p>
          <text:p text:style-name="P2">SendFile(System.Net.IPAddress,System.String,System.Int32) method<text:tab/>11</text:p>
          <text:p text:style-name="P2">IsPortAvailable(System.Int32) method<text:tab/>11</text:p>
          <text:p text:style-name="P2">GetNewDownloadPort method<text:tab/>11</text:p>
          <text:p text:style-name="P2">DeleteDownloadPort(System.Int32) method<text:tab/>12</text:p>
          <text:p text:style-name="P2">PerformSearchOnPeers(System.String) method<text:tab/>12</text:p>
          <text:p text:style-name="P2">GetFile(System.Net.IPAddress,System.String,System.Int32,System.Int64) method<text:tab/>12</text:p>
          <text:p text:style-name="P2">ReceiveChatMessage(System.String,System.String,System.String) method<text:tab/>12</text:p>
          <text:p text:style-name="P2">AddPeer(System.String) method<text:tab/>13</text:p>
          <text:p text:style-name="P2">SendChatMessage(System.String) method<text:tab/>13</text:p>
          <text:p text:style-name="P2">DownloadPeerList(System.String) method<text:tab/>13</text:p>
          <text:p text:style-name="P2">LoadPeerList(System.Xml.XmlDocument) method<text:tab/>13</text:p>
          <text:p text:style-name="P2">GetWebRequest(System.String) method<text:tab/>13</text:p>
          <text:p text:style-name="P2">CalcFromByte(System.String) method<text:tab/>14</text:p>
          <text:p text:style-name="P2">GetLowestChessListenPort method<text:tab/>14</text:p>
          <text:p text:style-name="P2">InviteForChess(System.Int32) method<text:tab/>14</text:p>
          <text:p text:style-name="P2">ChessGameRequest(System.String,System.Int32) method<text:tab/>14</text:p>
          <text:p text:style-name="P2">AcceptChessGame(System.String,System.Int32) method<text:tab/>15</text:p>
          <text:p text:style-name="P2">RejectChessGame(System.String,System.Int32) method<text:tab/>15</text:p>
          <text:p text:style-name="P2">CreateChessFormForChessGame(KISP.Chess.ChessGame) method<text:tab/>15</text:p>
          <text:p text:style-name="P2">Search property<text:tab/>15</text:p>
          <text:p text:style-name="P2">Protocol property<text:tab/>15</text:p>
          <text:p text:style-name="P2">Peers property<text:tab/>15</text:p>
          <text:p text:style-name="P2">Interface property<text:tab/>16</text:p>
          <text:p text:style-name="P1">KISP.Nexus.Nexus.AddPeerDelegate<text:tab/>16</text:p>
          <text:p text:style-name="P1">KISP.Interface.Graphical.ChatMessageDelegate<text:tab/>16</text:p>
          <text:p text:style-name="P1">KISP.Interface.Graphical.DownloadProgressDelegate<text:tab/>16</text:p>
          <text:p text:style-name="P1">KISP.Interface.Graphical.IncUploadDelegate<text:tab/>16</text:p>
          <text:p text:style-name="P1">KISP.Interface.Graphical.DecUploadDelegate<text:tab/>16</text:p>
          <text:p text:style-name="P1">KISP.Interface.Graphical.ChessGameRequestDelegate<text:tab/>16</text:p>
          <text:p text:style-name="P1">KISP.Interface.Graphical.CreateChessFormDelegate<text:tab/>16</text:p>
          <text:p text:style-name="P1">KISP.Interface.Graphical.GraphicalInterface<text:tab/>16</text:p>
          <text:p text:style-name="P2">GraphicalInterface(KISP.Nexus.Nexus) method<text:tab/>17</text:p>
          <text:p text:style-name="P2">IncDownloads method<text:tab/>17</text:p>
          <text:p text:style-name="P2">DecDownloads method<text:tab/>17</text:p>
          <text:p text:style-name="P2">IncUploads method<text:tab/>17</text:p>
          <text:p text:style-name="P2">DecUploads method<text:tab/>17</text:p>
          <text:p text:style-name="P2">GraphicalInterface_Load(System.Object,System.EventArgs) method<text:tab/>17</text:p>
          <text:p text:style-name="P2">UpdateUserList(KISP.Nexus.PeerList) method<text:tab/>17</text:p>
          <text:p text:style-name="P2">button3_Click(System.Object,System.EventArgs) method<text:tab/>17</text:p>
          <text:p text:style-name="P2">button1_Click(System.Object,System.EventArgs) method<text:tab/>18</text:p>
          <text:p text:style-name="P2">AddUser(System.String) method<text:tab/>18</text:p>
          <text:p text:style-name="P2">ChatMessage(System.String) method<text:tab/>18</text:p>
          <text:p text:style-name="P2">DisplaySearchResult(System.String,System.Int64,System.String,System.String,System.String,System.String) method<text:tab/>18</text:p>
          <text:p text:style-name="P2">DisplayFileDownload(System.String,System.Int64,System.String) method<text:tab/>19</text:p>
          <text:p text:style-name="P2">DisplayFileUpload(System.String,System.String) method<text:tab/>19</text:p>
          <text:p text:style-name="P2">DeleteFileUpload method<text:tab/>19</text:p>
          <text:p text:style-name="P2">Btn_Search_Click(System.Object,System.EventArgs) method<text:tab/>19</text:p>
          <text:p text:style-name="P2">ListView_Search_DblClick(System.Object,System.EventArgs) method<text:tab/>20</text:p>
          <text:p text:style-name="P2">Btn_Get_Click(System.Object,System.EventArgs) method<text:tab/>20</text:p>
          <text:p text:style-name="P2">DownloadCompleted(System.String) method<text:tab/>20</text:p>
          <text:p text:style-name="P2">GetIndexForDownloadListView(System.String) method<text:tab/>20</text:p>
          <text:p text:style-name="P2">ListView_Search_MouseDoubleClick(System.Object,System.Windows.Forms.MouseEventArgs) method<text:tab/>21</text:p>
          <text:p text:style-name="P2">Progress1KinFileDownload(System.String) method<text:tab/>21</text:p>
          <text:p text:style-name="P2">Btn_Delete_Peer_Click(System.Object,System.EventArgs) method<text:tab/>21</text:p>
          <text:p text:style-name="P2">ListView_Downloads_MouseDoubleClick(System.Object,System.Windows.Forms.MouseEventArgs) method<text:tab/>21</text:p>
          <text:p text:style-name="P2">tabPage5_SizeChanged(System.Object,System.EventArgs) method<text:tab/>21</text:p>
          <text:p text:style-name="P2">aboutToolStripMenuItem_Click(System.Object,System.EventArgs) method<text:tab/>22</text:p>
          <text:p text:style-name="P2">exitToolStripMenuItem_Click(System.Object,System.EventArgs) method<text:tab/>22</text:p>
          <text:p text:style-name="P2">playFileToolStripMenuItem_Click(System.Object,System.EventArgs) method<text:tab/>22</text:p>
          <text:p text:style-name="P2">openMyDownloadsToolStripMenuItem_Click(System.Object,System.EventArgs) method<text:tab/>22</text:p>
          <text:p text:style-name="P2">Btn_Scan_Peers_Click(System.Object,System.EventArgs) method<text:tab/>23</text:p>
          <text:p text:style-name="P2">Btn_Import_Peerlist_Click(System.Object,System.EventArgs) method<text:tab/>23</text:p>
          <text:p text:style-name="P2">Btn_Download_Peerlist_Click(System.Object,System.EventArgs) method<text:tab/>23</text:p>
          <text:p text:style-name="P2">panel2_MouseClick(System.Object,System.Windows.Forms.MouseEventArgs) method<text:tab/>23</text:p>
          <text:p text:style-name="P2">MenuItem_Play_Click(System.Object,System.EventArgs) method<text:tab/>23</text:p>
          <text:p text:style-name="P2">MenuItem_Pause_Click(System.Object,System.EventArgs) method<text:tab/>24</text:p>
          <text:p text:style-name="P2">MenuItem_Stop_Click(System.Object,System.EventArgs) method<text:tab/>24</text:p>
          <text:p text:style-name="P2">playchessToolStripMenuItem_Click(System.Object,System.EventArgs) method<text:tab/>24</text:p>
          <text:p text:style-name="P2">ChessGameRequest(System.Boolean@,System.String,System.Int32) method<text:tab/>24</text:p>
          <text:p text:style-name="P2">CreateChessForm(KISP.Chess.ChessGame) method<text:tab/>25</text:p>
          <text:p text:style-name="P2">sendMotherToGoelagToolStripMenuItem_Click(System.Object,System.EventArgs) method<text:tab/>25</text:p>
          <text:p text:style-name="P2">hammerSickleToolStripMenuItem_Click(System.Object,System.EventArgs) method<text:tab/>25</text:p>
          <text:p text:style-name="P2">helpToolStripMenuItem1_Click(System.Object,System.EventArgs) method<text:tab/>25</text:p>
          <text:p text:style-name="P2">components field<text:tab/>26</text:p>
          <text:p text:style-name="P2">Dispose(System.Boolean) method<text:tab/>26</text:p>
          <text:p text:style-name="P2">InitializeComponent method<text:tab/>26</text:p>
          <text:p text:style-name="P2">ShowMedia(System.String) method<text:tab/>26</text:p>
          <text:p text:style-name="P1">KISP.Interface.Graphical.DownLoadItem<text:tab/>26</text:p>
          <text:p text:style-name="P2">DownLoadItem(System.String[],System.Int64,KISP.Interface.Graphical.GraphicalInterface) method<text:tab/>26</text:p>
          <text:p text:style-name="P2">Increment1K method<text:tab/>27</text:p>
          <text:p text:style-name="P1">KISP.Interface.Graphical.SearchItem<text:tab/>27</text:p>
          <text:p text:style-name="P2">SearchItem(System.String[],System.Int64) method<text:tab/>27</text:p>
          <text:p text:style-name="P1">KISP.Chess.StringInputDialog<text:tab/>27</text:p>
          <text:p text:style-name="P2">components field<text:tab/>27</text:p>
          <text:p text:style-name="P2">Dispose(System.Boolean) method<text:tab/>27</text:p>
          <text:p text:style-name="P2">InitializeComponent method<text:tab/>27</text:p>
          <text:p text:style-name="P2">Message field<text:tab/>27</text:p>
          <text:p text:style-name="P2">OK field<text:tab/>28</text:p>
          <text:p text:style-name="P2">StringInputDialog() method<text:tab/>28</text:p>
          <text:p text:style-name="P2">BtnSend_Click(System.Object,System.EventArgs) method<text:tab/>28</text:p>
          <text:p text:style-name="P2">Btn_Cancel_Click(System.Object,System.EventArgs) method<text:tab/>28</text:p>
          <text:p text:style-name="P1">KISP.Protocol.ProtocolHandler<text:tab/>28</text:p>
          <text:p text:style-name="P2">ProtocolHandler(System.Net.Sockets.Socket,KISP.Nexus.Nexus,System.Net.IPAddress) method<text:tab/>28</text:p>
          <text:p text:style-name="P2">HandleSocket method<text:tab/>29</text:p>
          <text:p text:style-name="P2">HandleProtocolCommand(System.String) method<text:tab/>29</text:p>
          <text:p text:style-name="P1">KISP.Nexus.Configuration<text:tab/>29</text:p>
          <text:p text:style-name="P2">Configuration(System.String) method<text:tab/>29</text:p>
          <text:p text:style-name="P2">Username method<text:tab/>29</text:p>
          <text:p text:style-name="P2">ProtocolPort method<text:tab/>29</text:p>
          <text:p text:style-name="P2">DownloadDir method<text:tab/>30</text:p>
          <text:p text:style-name="P2">ShareCount method<text:tab/>30</text:p>
          <text:p text:style-name="P2">ShareType(System.Int32) method<text:tab/>30</text:p>
          <text:p text:style-name="P2">LocalShareDir(System.Int32) method<text:tab/>30</text:p>
          <text:p text:style-name="P2">FTPShareUsername(System.Int32) method<text:tab/>30</text:p>
          <text:p text:style-name="P2">FTPSharePassword(System.Int32) method<text:tab/>31</text:p>
          <text:p text:style-name="P2">FTPShareAddress(System.Int32) method<text:tab/>31</text:p>
          <text:p text:style-name="P2">MulticastAddress method<text:tab/>31</text:p>
          <text:p text:style-name="P2">MulticastPort method<text:tab/>31</text:p>
          <text:p text:style-name="P2">MulticastInterval method<text:tab/>32</text:p>
          <text:p text:style-name="P2">ChessPort method<text:tab/>32</text:p>
          <text:p text:style-name="P2">Instance property<text:tab/>32</text:p>
          <text:p text:style-name="P1">KISP.Chess.ChessForm<text:tab/>32</text:p>
          <text:p text:style-name="P2">components field<text:tab/>32</text:p>
          <text:p text:style-name="P2">Dispose(System.Boolean) method<text:tab/>32</text:p>
          <text:p text:style-name="P2">InitializeComponent method<text:tab/>32</text:p>
          <text:p text:style-name="P2">ChessForm(KISP.Chess.ChessGame) method<text:tab/>33</text:p>
          <text:p text:style-name="P2">ChangePlayerToMoveLabel method<text:tab/>33</text:p>
          <text:p text:style-name="P2">ChessForm_Load(System.Object,System.EventArgs) method<text:tab/>33</text:p>
          <text:p text:style-name="P2">MainTimer_Elapsed(System.Object,System.EventArgs) method<text:tab/>33</text:p>
          <text:p text:style-name="P2">GetTimeSpan(System.DateTime,System.DateTime) method<text:tab/>33</text:p>
          <text:p text:style-name="P2">ResetMoveTime method<text:tab/>34</text:p>
          <text:p text:style-name="P2">BuildBoard method<text:tab/>34</text:p>
          <text:p text:style-name="P2">SetBackGroundColor(KISP.Chess.Coordinate,System.Drawing.Color) method<text:tab/>34</text:p>
          <text:p text:style-name="P2">RestoreBackgroundColor(KISP.Chess.Coordinate) method<text:tab/>34</text:p>
          <text:p text:style-name="P2">ChessForm_Click(System.Object,System.EventArgs) method<text:tab/>34</text:p>
          <text:p text:style-name="P2">AddToHistory(System.String) method<text:tab/>35</text:p>
          <text:p text:style-name="P2">DrawPieces method<text:tab/>35</text:p>
          <text:p text:style-name="P2">Btn_SendMessage_Click(System.Object,System.EventArgs) method<text:tab/>35</text:p>
          <text:p text:style-name="P2">Btn_Surrender_Click(System.Object,System.EventArgs) method<text:tab/>35</text:p>
          <text:p text:style-name="P2">Kill method<text:tab/>35</text:p>
          <text:p text:style-name="P2">Btn_Quit_Click(System.Object,System.EventArgs) method<text:tab/>35</text:p>
          <text:p text:style-name="P2">Btn_OfferDraw_Click(System.Object,System.EventArgs) method<text:tab/>36</text:p>
          <text:p text:style-name="P2">GetPromotionPieceType method<text:tab/>36</text:p>
          <text:p text:style-name="P1">KISP.Nexus.XMLProxy<text:tab/>36</text:p>
          <text:p text:style-name="P2">XMLProxy(System.String) method<text:tab/>36</text:p>
          <text:p text:style-name="P2">XPath(System.String) method<text:tab/>36</text:p>
          <text:p text:style-name="P2">XPath(System.String,System.String) method<text:tab/>37</text:p>
          <text:p text:style-name="P2">XPath(System.String,System.String,System.Int32,System.String) method<text:tab/>37</text:p>
          <text:p text:style-name="P2">GetStr(System.String,System.String) method<text:tab/>37</text:p>
          <text:p text:style-name="P2">GetInt(System.String,System.String) method<text:tab/>38</text:p>
          <text:p text:style-name="P2">ListCount(System.String,System.String) method<text:tab/>38</text:p>
          <text:p text:style-name="P2">GetListStr(System.String,System.String,System.Int32,System.String) method<text:tab/>38</text:p>
          <text:p text:style-name="P2">GetListInt(System.String,System.String,System.Int32,System.String) method<text:tab/>39</text:p>
          <text:p text:style-name="P1">KISP.Chess.ChessException<text:tab/>39</text:p>
          <text:p text:style-name="P2">ChessException(System.String) method<text:tab/>39</text:p>
          <text:p text:style-name="P1">KISP.Chess.PieceType<text:tab/>39</text:p>
          <text:p text:style-name="P2">Pawn field<text:tab/>39</text:p>
          <text:p text:style-name="P2">Rook field<text:tab/>39</text:p>
          <text:p text:style-name="P2">Knight field<text:tab/>40</text:p>
          <text:p text:style-name="P2">Bishop field<text:tab/>40</text:p>
          <text:p text:style-name="P2">Queen field<text:tab/>40</text:p>
          <text:p text:style-name="P2">King field<text:tab/>40</text:p>
          <text:p text:style-name="P2">NONE field<text:tab/>40</text:p>
          <text:p text:style-name="P1">KISP.Chess.PlayerColor<text:tab/>40</text:p>
          <text:p text:style-name="P2">White field<text:tab/>40</text:p>
          <text:p text:style-name="P2">Black field<text:tab/>40</text:p>
          <text:p text:style-name="P1">KISP.Chess.Piece<text:tab/>40</text:p>
          <text:p text:style-name="P2">_Type field<text:tab/>40</text:p>
          <text:p text:style-name="P2">_Color field<text:tab/>40</text:p>
          <text:p text:style-name="P2">Piece(KISP.Chess.PieceType,KISP.Chess.PlayerColor) method<text:tab/>41</text:p>
          <text:p text:style-name="P2">ToString method<text:tab/>41</text:p>
          <text:p text:style-name="P2">Type property<text:tab/>41</text:p>
          <text:p text:style-name="P2">Color property<text:tab/>41</text:p>
          <text:p text:style-name="P1">KISP.Chess.Coordinate<text:tab/>41</text:p>
          <text:p text:style-name="P2">Coordinate(System.String) method<text:tab/>41</text:p>
          <text:p text:style-name="P2">Coordinate(System.Int32,System.Int32) method<text:tab/>41</text:p>
          <text:p text:style-name="P2">Coordinate(KISP.Chess.Coordinate) method<text:tab/>42</text:p>
          <text:p text:style-name="P2">ToString method<text:tab/>42</text:p>
          <text:p text:style-name="P2">ToChessCoord method<text:tab/>42</text:p>
          <text:p text:style-name="P2">Equals(System.Object) method<text:tab/>42</text:p>
          <text:p text:style-name="P2">FromScreen(KISP.Chess.PlayerColor) method<text:tab/>42</text:p>
          <text:p text:style-name="P2">ToScreen(KISP.Chess.PlayerColor) method<text:tab/>43</text:p>
          <text:p text:style-name="P2">FromBlackScreen(System.Int32,System.Int32) method<text:tab/>43</text:p>
          <text:p text:style-name="P2">FromBlackScreen method<text:tab/>43</text:p>
          <text:p text:style-name="P2">ToBlackScreen method<text:tab/>43</text:p>
          <text:p text:style-name="P2">FromWhiteScreen(System.Int32,System.Int32) method<text:tab/>43</text:p>
          <text:p text:style-name="P2">FromWhiteScreen method<text:tab/>44</text:p>
          <text:p text:style-name="P2">ToWhiteScreen method<text:tab/>44</text:p>
          <text:p text:style-name="P2">Delta(KISP.Chess.Coordinate,System.Int32@,System.Int32@) method<text:tab/>44</text:p>
          <text:p text:style-name="P2">AbsDelta(KISP.Chess.Coordinate,System.Int32@,System.Int32@) method<text:tab/>44</text:p>
          <text:p text:style-name="P2">Direction(KISP.Chess.Coordinate,System.Int32@,System.Int32@) method<text:tab/>44</text:p>
          <text:p text:style-name="P2">ChessToIndex(System.String,System.Int32@,System.Int32@) method<text:tab/>45</text:p>
          <text:p text:style-name="P2">IndexToChess(System.Int32,System.Int32) method<text:tab/>45</text:p>
          <text:p text:style-name="P2">BlackScreenToIndex(System.Int32@,System.Int32@) method<text:tab/>45</text:p>
          <text:p text:style-name="P2">IndexToBlackScreen(System.Int32@,System.Int32@) method<text:tab/>46</text:p>
          <text:p text:style-name="P2">WhiteScreenToIndex(System.Int32@,System.Int32@) method<text:tab/>46</text:p>
          <text:p text:style-name="P2">IndexToWhiteScreen(System.Int32@,System.Int32@) method<text:tab/>46</text:p>
          <text:p text:style-name="P2">X property<text:tab/>46</text:p>
          <text:p text:style-name="P2">Y property<text:tab/>46</text:p>
          <text:p text:style-name="P1">KISP.Chess.Move<text:tab/>46</text:p>
          <text:p text:style-name="P2">Move(System.String,System.String,System.String) method<text:tab/>47</text:p>
          <text:p text:style-name="P2">Move(System.Int32,System.Int32,System.Int32,System.Int32,System.String) method<text:tab/>47</text:p>
          <text:p text:style-name="P2">ToString method<text:tab/>47</text:p>
          <text:p text:style-name="P2">PieceStrToType(System.String) method<text:tab/>47</text:p>
          <text:p text:style-name="P2">Delta(System.Int32@,System.Int32@) method<text:tab/>48</text:p>
          <text:p text:style-name="P2">AbsDelta(System.Int32@,System.Int32@) method<text:tab/>48</text:p>
          <text:p text:style-name="P2">Direction(System.Int32@,System.Int32@) method<text:tab/>48</text:p>
          <text:p text:style-name="P2">From property<text:tab/>48</text:p>
          <text:p text:style-name="P2">To property<text:tab/>48</text:p>
          <text:p text:style-name="P2">Capture property<text:tab/>49</text:p>
          <text:p text:style-name="P1">KISP.Chess.Board<text:tab/>49</text:p>
          <text:p text:style-name="P2">Board() method<text:tab/>49</text:p>
          <text:p text:style-name="P2">PopulateBoard method<text:tab/>49</text:p>
          <text:p text:style-name="P2">ApplyMove(KISP.Chess.Move) method<text:tab/>49</text:p>
          <text:p text:style-name="P2">UndoMove(KISP.Chess.Move) method<text:tab/>49</text:p>
          <text:p text:style-name="P2">DoCastling(KISP.Chess.Move) method<text:tab/>49</text:p>
          <text:p text:style-name="P2">UpdateCastlingStatus(KISP.Chess.Move) method<text:tab/>49</text:p>
          <text:p text:style-name="P2">CountPiecesOfType(KISP.Chess.PieceType,KISP.Chess.PlayerColor) method<text:tab/>50</text:p>
          <text:p text:style-name="P2">FindPiecesOfType(KISP.Chess.PieceType,KISP.Chess.PlayerColor) method<text:tab/>50</text:p>
          <text:p text:style-name="P2">ReturnPiecesBetween(KISP.Chess.Coordinate,KISP.Chess.Coordinate) method<text:tab/>50</text:p>
          <text:p text:style-name="P2">Item(System.Int32,System.Int32) property<text:tab/>51</text:p>
          <text:p text:style-name="P2">Item(KISP.Chess.Coordinate) property<text:tab/>51</text:p>
          <text:p text:style-name="P2">WhiteCanCastleShort property<text:tab/>51</text:p>
          <text:p text:style-name="P2">WhiteCanCastleLong property<text:tab/>51</text:p>
          <text:p text:style-name="P2">BlackCanCastleShort property<text:tab/>51</text:p>
          <text:p text:style-name="P2">BlackCanCastleLong property<text:tab/>51</text:p>
          <text:p text:style-name="P1">KISP.Search.Search<text:tab/>51</text:p>
          <text:p text:style-name="P2">Search() method<text:tab/>52</text:p>
          <text:p text:style-name="P2">Find(System.String) method<text:tab/>52</text:p>
          <text:p text:style-name="P2">MoveChecker(KISP.Chess.ChessGame) method<text:tab/>52</text:p>
          <text:p text:style-name="P2">IsLegalMove(KISP.Chess.Move) method<text:tab/>52</text:p>
          <text:p text:style-name="P2">IsAnyMoveAtAll(KISP.Chess.Move) method<text:tab/>52</text:p>
          <text:p text:style-name="P2">IsLegalForPieceType(KISP.Chess.Move) method<text:tab/>53</text:p>
          <text:p text:style-name="P2">IsLegalForKing(KISP.Chess.Move) method<text:tab/>53</text:p>
          <text:p text:style-name="P2">IsLegalCastling(KISP.Chess.Move) method<text:tab/>53</text:p>
          <text:p text:style-name="P2">IsLegalForRook(System.Int32,System.Int32) method<text:tab/>53</text:p>
          <text:p text:style-name="P2">IsLegalForBishop(System.Int32,System.Int32) method<text:tab/>54</text:p>
          <text:p text:style-name="P2">IsLegalForKnight(System.Int32,System.Int32) method<text:tab/>54</text:p>
          <text:p text:style-name="P2">IsLegalForQueen(System.Int32,System.Int32) method<text:tab/>54</text:p>
          <text:p text:style-name="P2">IsLegalForPawn(KISP.Chess.Move) method<text:tab/>55</text:p>
          <text:p text:style-name="P2">IsLegalPawnMove(KISP.Chess.Move) method<text:tab/>55</text:p>
          <text:p text:style-name="P2">IsLegalPawnCapture(KISP.Chess.Move) method<text:tab/>55</text:p>
          <text:p text:style-name="P2">IsUnobstructed(KISP.Chess.Move) method<text:tab/>55</text:p>
          <text:p text:style-name="P2">IsLegalCapture(KISP.Chess.Move) method<text:tab/>55</text:p>
          <text:p text:style-name="P2">RelievesCheck(KISP.Chess.Move) method<text:tab/>56</text:p>
          <text:p text:style-name="P2">KingIsNowInCheck method<text:tab/>56</text:p>
          <text:p text:style-name="P2">KingWillBeInCheck(KISP.Chess.Move) method<text:tab/>56</text:p>
          <text:p text:style-name="P2">KingInCheckByRook(KISP.Chess.Coordinate) method<text:tab/>56</text:p>
          <text:p text:style-name="P2">KingInCheckByBishop(KISP.Chess.Coordinate) method<text:tab/>56</text:p>
          <text:p text:style-name="P2">KingInCheckByQueen(KISP.Chess.Coordinate) method<text:tab/>57</text:p>
          <text:p text:style-name="P2">KingInCheckByKnight(KISP.Chess.Coordinate) method<text:tab/>57</text:p>
          <text:p text:style-name="P2">KingInCheckByPawn(KISP.Chess.Coordinate) method<text:tab/>57</text:p>
          <text:p text:style-name="P1">KISP.Chess.ChessProtocol<text:tab/>57</text:p>
          <text:p text:style-name="P2">ChessProtocol(System.Net.IPAddress,System.Int32) method<text:tab/>57</text:p>
          <text:p text:style-name="P2">ChessProtocol(System.Int32,KISP.Nexus.Nexus) method<text:tab/>58</text:p>
          <text:p text:style-name="P2">Listen method<text:tab/>58</text:p>
          <text:p text:style-name="P2">Read method<text:tab/>58</text:p>
          <text:p text:style-name="P2">Write(System.String) method<text:tab/>58</text:p>
          <text:p text:style-name="P2">SendMove(System.String,System.String,System.String) method<text:tab/>58</text:p>
          <text:p text:style-name="P2">SendMove(System.String) method<text:tab/>59</text:p>
          <text:p text:style-name="P2">SendMessage(System.String) method<text:tab/>59</text:p>
          <text:p text:style-name="P2">Surrender method<text:tab/>59</text:p>
          <text:p text:style-name="P2">EndGame method<text:tab/>59</text:p>
          <text:p text:style-name="P2">OfferDraw method<text:tab/>59</text:p>
          <text:p text:style-name="P2">DrawOk method<text:tab/>59</text:p>
          <text:p text:style-name="P2">DrawDeny method<text:tab/>59</text:p>
          <text:p text:style-name="P1">KISP.Binary.BinaryClient<text:tab/>59</text:p>
          <text:p text:style-name="P2">BinaryClient(System.String,System.Int32,System.String,KISP.Nexus.Nexus,System.Int64) method<text:tab/>59</text:p>
          <text:p text:style-name="P2">ReceiveFile method<text:tab/>60</text:p>
          <text:p text:style-name="P1">KISP.Program<text:tab/>60</text:p>
          <text:p text:style-name="P2">Main(System.String[]) method<text:tab/>60</text:p>
          <text:p text:style-name="P2">TestMainProtocol method<text:tab/>60</text:p>
          <text:p text:style-name="P2">TestConfiguration method<text:tab/>60</text:p>
          <text:p text:style-name="P2">TestSearch method<text:tab/>60</text:p>
          <text:p text:style-name="P2">TestMulticastSend method<text:tab/>60</text:p>
          <text:p text:style-name="P2">StartWindowsProgram method<text:tab/>61</text:p>
          <text:p text:style-name="P1">KISP.Chess.HistoryDelegate<text:tab/>61</text:p>
          <text:p text:style-name="P1">KISP.Chess.DisposeDelegate<text:tab/>61</text:p>
          <text:p text:style-name="P1">KISP.Chess.ChessGame<text:tab/>61</text:p>
          <text:p text:style-name="P2">ChessGame(KISP.Chess.ChessProtocol,KISP.Chess.PlayerColor) method<text:tab/>61</text:p>
          <text:p text:style-name="P2">SendMessage(System.String) method<text:tab/>61</text:p>
          <text:p text:style-name="P2">Surrender method<text:tab/>61</text:p>
          <text:p text:style-name="P2">EndGame method<text:tab/>61</text:p>
          <text:p text:style-name="P2">OfferDraw method<text:tab/>61</text:p>
          <text:p text:style-name="P2">SetChessInterface(KISP.Chess.ChessForm) method<text:tab/>62</text:p>
          <text:p text:style-name="P2">CreateChessInterface method<text:tab/>62</text:p>
          <text:p text:style-name="P2">ChangeColor method<text:tab/>62</text:p>
          <text:p text:style-name="P2">UserMove(System.Int32,System.Int32,System.Int32,System.Int32) method<text:tab/>62</text:p>
          <text:p text:style-name="P2">PeerMove(KISP.Chess.Move) method<text:tab/>62</text:p>
          <text:p text:style-name="P2">Dispose method<text:tab/>62</text:p>
          <text:p text:style-name="P2">PromotionType property<text:tab/>63</text:p>
          <text:p text:style-name="P2">PlayerToMove property<text:tab/>63</text:p>
          <text:p text:style-name="P2">MyColor property<text:tab/>63</text:p>
          <text:p text:style-name="P2">OtherColor property<text:tab/>63</text:p>
          <text:p text:style-name="P2">Board property<text:tab/>63</text:p>
          <text:p text:style-name="P1">KISP.AboutForm<text:tab/>63</text:p>
          <text:p text:style-name="P2">components field<text:tab/>63</text:p>
          <text:p text:style-name="P2">Dispose(System.Boolean) method<text:tab/>63</text:p>
          <text:p text:style-name="P2">InitializeComponent method<text:tab/>63</text:p>
          <text:p text:style-name="P2">AboutForm() method<text:tab/>63</text:p>
          <text:p text:style-name="P2">Btn_Close_Click(System.Object,System.EventArgs) method<text:tab/>64</text:p>
          <text:p text:style-name="P1">KISP.Multicast.Multicast<text:tab/>64</text:p>
          <text:p text:style-name="P2">Multicast(KISP.Nexus.Nexus,System.Boolean,System.Boolean) method<text:tab/>64</text:p>
          <text:p text:style-name="P2">CreateWriteMulticast method<text:tab/>64</text:p>
          <text:p text:style-name="P2">CreateReadMulticast method<text:tab/>64</text:p>
          <text:p text:style-name="P2">DoWriteMulticast method<text:tab/>64</text:p>
          <text:p text:style-name="P2">DoReadMulticast method<text:tab/>64</text:p>
          <text:p text:style-name="P1">KISP.Binary.BinaryServer<text:tab/>65</text:p>
          <text:p text:style-name="P2">BinaryServer(System.Int32,System.String,KISP.Interface.Graphical.GraphicalInterface,KISP.Nexus.Nexus) method<text:tab/>65</text:p>
          <text:p text:style-name="P2">Start method<text:tab/>65</text:p>
          <text:p text:style-name="P1">KISP.Search.SearchLocal<text:tab/>65</text:p>
          <text:p text:style-name="P2">SearchLocal(System.String) method<text:tab/>65</text:p>
          <text:p text:style-name="P2">Find(System.String,System.Xml.XmlDocument) method<text:tab/>65</text:p>
          <text:p text:style-name="P2">Find(System.String,System.Xml.XmlDocument,System.IO.DirectoryInfo[]) method<text:tab/>66</text:p>
          <text:p text:style-name="P2">ProtocolWriter(System.Net.IPAddress,System.Int32) method<text:tab/>66</text:p>
          <text:p text:style-name="P2">Get(System.String,System.Int32,System.Int64) method<text:tab/>66</text:p>
          <text:p text:style-name="P2">Search(System.String) method<text:tab/>67</text:p>
          <text:p text:style-name="P2">Identify method<text:tab/>67</text:p>
          <text:p text:style-name="P2">Chat(System.String,System.String,System.String) method<text:tab/>67</text:p>
          <text:p text:style-name="P2">InitGame(System.String,System.Int32) method<text:tab/>67</text:p>
          <text:p text:style-name="P2">AcceptGame(System.String,System.Int32) method<text:tab/>68</text:p>
          <text:p text:style-name="P2">RejectGame(System.String,System.Int32) method<text:tab/>68</text:p>
          <text:p text:style-name="P2">Dispose method<text:tab/>68</text:p>
          <text:p text:style-name="P1">KISP.Protocol.ProtocolWriter.IdentifyObject<text:tab/>68</text:p>
          <text:p text:style-name="P2">IdentifyObject(System.String,System.String) method<text:tab/>68</text:p>
          <text:p text:style-name="P2">IP property<text:tab/>69</text:p>
          <text:p text:style-name="P2">Name property<text:tab/>69</text:p>
          <text:p text:style-name="P1">KISP.Nexus.PeerList<text:tab/>69</text:p>
          <text:p text:style-name="P2">PeerList() method<text:tab/>69</text:p>
          <text:p text:style-name="P2">DeletePeer(System.String) method<text:tab/>69</text:p>
          <text:p text:style-name="P2">NewPeer(System.Net.IPAddress) method<text:tab/>69</text:p>
          <text:p text:style-name="P2">SetPeerName(System.String,System.String) method<text:tab/>69</text:p>
          <text:p text:style-name="P2">GetPeerIndex(System.String) method<text:tab/>70</text:p>
          <text:p text:style-name="P2">GetPeer(System.String) method<text:tab/>70</text:p>
          <text:p text:style-name="P2">GetPeer(System.Int32) method<text:tab/>70</text:p>
          <text:p text:style-name="P2">HasPeer(System.String) method<text:tab/>70</text:p>
          <text:p text:style-name="P2">Peers property<text:tab/>71</text:p>
          <text:p text:style-name="P1">KISP.Nexus.Peer<text:tab/>71</text:p>
          <text:p text:style-name="P2">Peer(System.Net.IPAddress) method<text:tab/>71</text:p>
          <text:p text:style-name="P2">SetIP(System.String) method<text:tab/>71</text:p>
          <text:p text:style-name="P2">UserName property<text:tab/>71</text:p>
          <text:p text:style-name="P2">IPAddr property<text:tab/>71</text:p>
        </text:index-body>
      </text:table-of-content>
      <text:h text:style-name="Heading_20_1" text:outline-level="1" text:is-list-header="true"/>
      <text:h text:style-name="P3" text:outline-level="1" text:is-list-header="true">KISP.Protocol.Protocol</text:h>
      <text:p text:style-name="Text_20_body">KISP protocol handler </text:p>
      <text:h text:style-name="Heading_20_2" text:outline-level="2" text:is-list-header="true">Protocol(System.Int32,KISP.Nexus.Nexus) method</text:h>
      <text:p text:style-name="Text_20_body">Sets the protocol port, and starts a new Thread with the Listen() method </text:p>
      <text:h text:style-name="Heading_20_4" text:outline-level="4" text:is-list-header="true">Parameters</text:h>
      <text:p text:style-name="List_20_Heading"><text:span text:style-name="T1">ProtocolPort</text:span> </text:p>
      <text:p text:style-name="List_20_Contents">Port to listen to </text:p>
      <text:p text:style-name="List_20_Heading"><text:span text:style-name="T1">PassedNexusPointer</text:span> </text:p>
      <text:p text:style-name="P4">Pointer to Nexus object </text:p>
      <text:h text:style-name="Heading_20_2" text:outline-level="2" text:is-list-header="true">Listen method</text:h>
      <text:p text:style-name="Text_20_body">Listens at the _ProtocolPort for connections. If there is a new connection, a new ProtocolHandler object is made, and that objects HandleSocket() is invoked in a new thread. </text:p>
      <text:h text:style-name="Heading_20_1" text:outline-level="1" text:is-list-header="true">KISP.Properties.Resources</text:h>
      <text:p text:style-name="Text_20_body">A strongly-typed resource class, for looking up localized strings, etc. </text:p>
      <text:h text:style-name="Heading_20_2" text:outline-level="2" text:is-list-header="true">ResourceManager property</text:h>
      <text:p text:style-name="Text_20_body">Returns the cached ResourceManager instance used by this class. </text:p>
      <text:h text:style-name="Heading_20_2" text:outline-level="2" text:is-list-header="true">Culture property</text:h>
      <text:p text:style-name="Text_20_body">Overrides the current thread's CurrentUICulture property for all resource lookups using this strongly typed resource class. </text:p>
      <text:h text:style-name="Heading_20_1" text:outline-level="1" text:is-list-header="true">KISP.HelpForm</text:h>
      <text:p text:style-name="Text_20_body">Form to display the helpfile </text:p>
      <text:h text:style-name="Heading_20_2" text:outline-level="2" text:is-list-header="true">HelpForm() method</text:h>
      <text:p text:style-name="Text_20_body">Constructor for the helpform </text:p>
      <text:h text:style-name="Heading_20_2" text:outline-level="2" text:is-list-header="true">components field</text:h>
      <text:p text:style-name="Text_20_body">Required designer variable. </text:p>
      <text:h text:style-name="Heading_20_2" text:outline-level="2" text:is-list-header="true">Dispose(System.Boolean) method</text:h>
      <text:p text:style-name="Text_20_body">Clean up any resources being used. </text:p>
      <text:h text:style-name="Heading_20_4" text:outline-level="4" text:is-list-header="true">Parameters</text:h>
      <text:p text:style-name="List_20_Heading"><text:span text:style-name="T1">disposing</text:span> </text:p>
      <text:p text:style-name="P4">true if managed resources should be disposed; otherwise, false. </text:p>
      <text:h text:style-name="Heading_20_2" text:outline-level="2" text:is-list-header="true">InitializeComponent method</text:h>
      <text:p text:style-name="Text_20_body">Required method for Designer support - do not modify the contents of this method with the code editor. </text:p>
      <text:h text:style-name="Heading_20_1" text:outline-level="1" text:is-list-header="true">KISP.Nexus.BullshitException</text:h>
      <text:p text:style-name="Text_20_body">Exception for dealing with KISP errors </text:p>
      <text:h text:style-name="Heading_20_2" text:outline-level="2" text:is-list-header="true">BullshitException(System.String) method</text:h>
      <text:p text:style-name="Text_20_body">Construct the nice bullshit exception </text:p>
      <text:h text:style-name="Heading_20_4" text:outline-level="4" text:is-list-header="true">Parameters</text:h>
      <text:p text:style-name="P5"><text:span text:style-name="T1">message</text:span> </text:p>
      <text:h text:style-name="Heading_20_1" text:outline-level="1" text:is-list-header="true">KISP.Nexus.Nexus</text:h>
      <text:p text:style-name="Text_20_body">Central Class of the program </text:p>
      <text:h text:style-name="Heading_20_2" text:outline-level="2" text:is-list-header="true">_Interface field</text:h>
      <text:p text:style-name="Text_20_body">Reference to graphical interface </text:p>
      <text:h text:style-name="Heading_20_2" text:outline-level="2" text:is-list-header="true">Nexus() method</text:h>
      <text:p text:style-name="Text_20_body">Construct the nexus </text:p>
      <text:h text:style-name="Heading_20_2" text:outline-level="2" text:is-list-header="true">Invoke(System.Delegate) method</text:h>
      <text:p text:style-name="Text_20_body">Invoke delegate in GUI thread </text:p>
      <text:h text:style-name="Heading_20_4" text:outline-level="4" text:is-list-header="true">Parameters</text:h>
      <text:p text:style-name="List_20_Heading"><text:span text:style-name="T1">m</text:span> </text:p>
      <text:p text:style-name="P4">Delegate </text:p>
      <text:h text:style-name="Heading_20_2" text:outline-level="2" text:is-list-header="true">Invoke(System.Delegate,System.Object[]) method</text:h>
      <text:p text:style-name="Text_20_body">Invoke delegate in GUI thread </text:p>
      <text:h text:style-name="Heading_20_4" text:outline-level="4" text:is-list-header="true">Parameters</text:h>
      <text:p text:style-name="List_20_Heading"><text:span text:style-name="T1">d</text:span> </text:p>
      <text:p text:style-name="List_20_Contents">Delegate </text:p>
      <text:p text:style-name="List_20_Heading"><text:span text:style-name="T1">args</text:span> </text:p>
      <text:p text:style-name="P4">Parameters </text:p>
      <text:h text:style-name="Heading_20_2" text:outline-level="2" text:is-list-header="true">SendFile(System.Net.IPAddress,System.String,System.Int32) method</text:h>
      <text:p text:style-name="Text_20_body">Download the given file from the given peer. Start a binaryserver on which to receive the file </text:p>
      <text:h text:style-name="Heading_20_4" text:outline-level="4" text:is-list-header="true">Parameters</text:h>
      <text:p text:style-name="List_20_Heading"><text:span text:style-name="T1">PeerIP</text:span> </text:p>
      <text:p text:style-name="List_20_Contents">IP Address of the peer </text:p>
      <text:p text:style-name="List_20_Heading"><text:span text:style-name="T1">LocalPath</text:span> </text:p>
      <text:p text:style-name="List_20_Contents">Path where the remote peer can find the file </text:p>
      <text:p text:style-name="List_20_Heading"><text:span text:style-name="T1">Port</text:span> </text:p>
      <text:p text:style-name="P4">Port on which to start the binaryserver </text:p>
      <text:h text:style-name="Heading_20_2" text:outline-level="2" text:is-list-header="true">IsPortAvailable(System.Int32) method</text:h>
      <text:p text:style-name="Text_20_body">Check if the given port is available </text:p>
      <text:h text:style-name="Heading_20_4" text:outline-level="4" text:is-list-header="true">Parameters</text:h>
      <text:p text:style-name="List_20_Heading"><text:span text:style-name="T1">Port</text:span> </text:p>
      <text:p text:style-name="P4">Port number </text:p>
      <text:h text:style-name="Heading_20_4" text:outline-level="4" text:is-list-header="true">Returns</text:h>
      <text:p text:style-name="Text_20_body">True if it is available, false if not </text:p>
      <text:h text:style-name="Heading_20_2" text:outline-level="2" text:is-list-header="true">GetNewDownloadPort method</text:h>
      <text:p text:style-name="Text_20_body">Returns a new available download port </text:p>
      <text:h text:style-name="Heading_20_4" text:outline-level="4" text:is-list-header="true">Returns</text:h>
      <text:p text:style-name="Text_20_body">New available download port </text:p>
      <text:h text:style-name="Heading_20_2" text:outline-level="2" text:is-list-header="true">DeleteDownloadPort(System.Int32) method</text:h>
      <text:p text:style-name="Text_20_body">Delet a download port after it has been used </text:p>
      <text:h text:style-name="Heading_20_4" text:outline-level="4" text:is-list-header="true">Parameters</text:h>
      <text:p text:style-name="List_20_Heading"><text:span text:style-name="T1">Number</text:span> </text:p>
      <text:p text:style-name="P4">The port to be deleted </text:p>
      <text:h text:style-name="Heading_20_2" text:outline-level="2" text:is-list-header="true">PerformSearchOnPeers(System.String) method</text:h>
      <text:p text:style-name="Text_20_body">Performs a search on peers, and displays the data </text:p>
      <text:h text:style-name="Heading_20_4" text:outline-level="4" text:is-list-header="true">Parameters</text:h>
      <text:p text:style-name="List_20_Heading"><text:span text:style-name="T1">SearchString</text:span> </text:p>
      <text:p text:style-name="P4">The string to be searched for </text:p>
      <text:h text:style-name="Heading_20_2" text:outline-level="2" text:is-list-header="true">GetFile(System.Net.IPAddress,System.String,System.Int32,System.Int64) method</text:h>
      <text:p text:style-name="Text_20_body">Send a file to a given peer </text:p>
      <text:h text:style-name="Heading_20_4" text:outline-level="4" text:is-list-header="true">Parameters</text:h>
      <text:p text:style-name="List_20_Heading"><text:span text:style-name="T1">PeerIP</text:span> </text:p>
      <text:p text:style-name="List_20_Contents">Address of the peer </text:p>
      <text:p text:style-name="List_20_Heading"><text:span text:style-name="T1">RemotePath</text:span> </text:p>
      <text:p text:style-name="List_20_Contents">Path </text:p>
      <text:p text:style-name="List_20_Heading"><text:span text:style-name="T1">Port</text:span> </text:p>
      <text:p text:style-name="List_20_Contents">Port </text:p>
      <text:p text:style-name="List_20_Heading"><text:span text:style-name="T1">FileLength</text:span> </text:p>
      <text:p text:style-name="P4">Length of file </text:p>
      <text:h text:style-name="Heading_20_2" text:outline-level="2" text:is-list-header="true">ReceiveChatMessage(System.String,System.String,System.String) method</text:h>
      <text:p text:style-name="Text_20_body">Get a Chat message, and send it to the interface </text:p>
      <text:h text:style-name="Heading_20_4" text:outline-level="4" text:is-list-header="true">Parameters</text:h>
      <text:p text:style-name="List_20_Heading"><text:span text:style-name="T1">Visibility</text:span> </text:p>
      <text:p text:style-name="List_20_Contents">Visibility of the message (public/private) </text:p>
      <text:p text:style-name="List_20_Heading"><text:span text:style-name="T1">FromUserName</text:span> </text:p>
      <text:p text:style-name="List_20_Contents">The user that send this message </text:p>
      <text:p text:style-name="List_20_Heading"><text:span text:style-name="T1">Message</text:span> </text:p>
      <text:p text:style-name="P4">The message itself </text:p>
      <text:h text:style-name="Heading_20_2" text:outline-level="2" text:is-list-header="true">AddPeer(System.String) method</text:h>
      <text:p text:style-name="Text_20_body">Add peer to Peer list and send "Identify yourself" command to peer </text:p>
      <text:h text:style-name="Heading_20_4" text:outline-level="4" text:is-list-header="true">Parameters</text:h>
      <text:p text:style-name="List_20_Heading"><text:span text:style-name="T1">IPAddr</text:span> </text:p>
      <text:p text:style-name="P4">IP address of peer as string </text:p>
      <text:h text:style-name="Heading_20_2" text:outline-level="2" text:is-list-header="true">SendChatMessage(System.String) method</text:h>
      <text:p text:style-name="Text_20_body">Send chat message to everybody </text:p>
      <text:h text:style-name="Heading_20_4" text:outline-level="4" text:is-list-header="true">Parameters</text:h>
      <text:p text:style-name="List_20_Heading"><text:span text:style-name="T1">message</text:span> </text:p>
      <text:p text:style-name="P4">The message to send </text:p>
      <text:h text:style-name="Heading_20_2" text:outline-level="2" text:is-list-header="true">DownloadPeerList(System.String) method</text:h>
      <text:p text:style-name="Text_20_body">Download a peerlist from a website </text:p>
      <text:h text:style-name="Heading_20_4" text:outline-level="4" text:is-list-header="true">Parameters</text:h>
      <text:p text:style-name="P5"><text:span text:style-name="T1">URL</text:span> </text:p>
      <text:h text:style-name="Heading_20_4" text:outline-level="4" text:is-list-header="true">Returns</text:h>
      <text:h text:style-name="Heading_20_2" text:outline-level="2" text:is-list-header="true">LoadPeerList(System.Xml.XmlDocument) method</text:h>
      <text:p text:style-name="Text_20_body">Load a peerlist from a local resource </text:p>
      <text:h text:style-name="Heading_20_4" text:outline-level="4" text:is-list-header="true">Parameters</text:h>
      <text:p text:style-name="P5"><text:span text:style-name="T1">PeerDoc</text:span> </text:p>
      <text:h text:style-name="Heading_20_4" text:outline-level="4" text:is-list-header="true">Returns</text:h>
      <text:h text:style-name="Heading_20_2" text:outline-level="2" text:is-list-header="true">GetWebRequest(System.String) method</text:h>
      <text:p text:style-name="Text_20_body">Get data from the net </text:p>
      <text:h text:style-name="Heading_20_4" text:outline-level="4" text:is-list-header="true">Parameters</text:h>
      <text:p text:style-name="List_20_Heading"><text:span text:style-name="T1">sURL</text:span> </text:p>
      <text:p text:style-name="P4">Url to the resource </text:p>
      <text:h text:style-name="Heading_20_4" text:outline-level="4" text:is-list-header="true">Returns</text:h>
      <text:p text:style-name="Text_20_body">string with the resource </text:p>
      <text:h text:style-name="Heading_20_2" text:outline-level="2" text:is-list-header="true">CalcFromByte(System.String) method</text:h>
      <text:p text:style-name="Text_20_body">Calculate a string from a bytesize to a human readable format </text:p>
      <text:h text:style-name="Heading_20_4" text:outline-level="4" text:is-list-header="true">Parameters</text:h>
      <text:p text:style-name="List_20_Heading"><text:span text:style-name="T1">ByteSize</text:span> </text:p>
      <text:p text:style-name="P4">Size in bytes </text:p>
      <text:h text:style-name="Heading_20_4" text:outline-level="4" text:is-list-header="true">Returns</text:h>
      <text:p text:style-name="Text_20_body">Size in human readable format </text:p>
      <text:h text:style-name="Heading_20_2" text:outline-level="2" text:is-list-header="true">GetLowestChessListenPort method</text:h>
      <text:p text:style-name="Text_20_body">Return the lowest available chess listen port </text:p>
      <text:h text:style-name="Heading_20_4" text:outline-level="4" text:is-list-header="true">Returns</text:h>
      <text:p text:style-name="Text_20_body">Lowest available chess port </text:p>
      <text:h text:style-name="Heading_20_2" text:outline-level="2" text:is-list-header="true">InviteForChess(System.Int32) method</text:h>
      <text:p text:style-name="Text_20_body">Send an invitation for a game of chess to a peer </text:p>
      <text:h text:style-name="Heading_20_4" text:outline-level="4" text:is-list-header="true">Parameters</text:h>
      <text:p text:style-name="List_20_Heading"><text:span text:style-name="T1">UserIndex</text:span> </text:p>
      <text:p text:style-name="P4">Index of the user to be invited </text:p>
      <text:h text:style-name="Heading_20_2" text:outline-level="2" text:is-list-header="true">ChessGameRequest(System.String,System.Int32) method</text:h>
      <text:p text:style-name="Text_20_body">Handle invitation for chess game by telling GraphicalInterface to handle the invitation. </text:p>
      <text:h text:style-name="Heading_20_4" text:outline-level="4" text:is-list-header="true">Parameters</text:h>
      <text:p text:style-name="List_20_Heading"><text:span text:style-name="T1">username</text:span> </text:p>
      <text:p text:style-name="List_20_Contents">Username of the user </text:p>
      <text:p text:style-name="List_20_Heading"><text:span text:style-name="T1">port</text:span> </text:p>
      <text:p text:style-name="P4">Port </text:p>
      <text:h text:style-name="Heading_20_2" text:outline-level="2" text:is-list-header="true">AcceptChessGame(System.String,System.Int32) method</text:h>
      <text:p text:style-name="Text_20_body">Accept the chess invitation </text:p>
      <text:h text:style-name="Heading_20_4" text:outline-level="4" text:is-list-header="true">Parameters</text:h>
      <text:p text:style-name="List_20_Heading"><text:span text:style-name="T1">UserName</text:span> </text:p>
      <text:p text:style-name="List_20_Contents">Username </text:p>
      <text:p text:style-name="List_20_Heading"><text:span text:style-name="T1">Port</text:span> </text:p>
      <text:p text:style-name="P4">Port </text:p>
      <text:h text:style-name="Heading_20_2" text:outline-level="2" text:is-list-header="true">RejectChessGame(System.String,System.Int32) method</text:h>
      <text:p text:style-name="Text_20_body">Reject the chess invitation </text:p>
      <text:h text:style-name="Heading_20_4" text:outline-level="4" text:is-list-header="true">Parameters</text:h>
      <text:p text:style-name="List_20_Heading"><text:span text:style-name="T1">UserName</text:span> </text:p>
      <text:p text:style-name="List_20_Contents">Username </text:p>
      <text:p text:style-name="List_20_Heading"><text:span text:style-name="T1">Port</text:span> </text:p>
      <text:p text:style-name="P4">Port </text:p>
      <text:h text:style-name="Heading_20_2" text:outline-level="2" text:is-list-header="true">CreateChessFormForChessGame(KISP.Chess.ChessGame) method</text:h>
      <text:p text:style-name="Text_20_body">Create a chess form in the main thread using a wretched delegate. </text:p>
      <text:h text:style-name="Heading_20_4" text:outline-level="4" text:is-list-header="true">Parameters</text:h>
      <text:p text:style-name="List_20_Heading"><text:span text:style-name="T1">cg</text:span> </text:p>
      <text:p text:style-name="P4">ChessGame </text:p>
      <text:h text:style-name="Heading_20_2" text:outline-level="2" text:is-list-header="true">Search property</text:h>
      <text:p text:style-name="Text_20_body">Gets the search object </text:p>
      <text:h text:style-name="Heading_20_2" text:outline-level="2" text:is-list-header="true">Protocol property</text:h>
      <text:p text:style-name="Text_20_body">Gets the Protocol </text:p>
      <text:h text:style-name="Heading_20_2" text:outline-level="2" text:is-list-header="true">Peers property</text:h>
      <text:p text:style-name="Text_20_body">Return the peer list </text:p>
      <text:h text:style-name="Heading_20_2" text:outline-level="2" text:is-list-header="true">Interface property</text:h>
      <text:p text:style-name="Text_20_body">IInterface object that will display status changes </text:p>
      <text:h text:style-name="Heading_20_1" text:outline-level="1" text:is-list-header="true">KISP.Nexus.Nexus.AddPeerDelegate</text:h>
      <text:p text:style-name="Text_20_body">Delegate for adding a peer to the form and the peer list </text:p>
      <text:h text:style-name="Heading_20_1" text:outline-level="1" text:is-list-header="true">KISP.Interface.Graphical.ChatMessageDelegate</text:h>
      <text:p text:style-name="Text_20_body">Delegate for the Chatsmessage </text:p>
      <text:h text:style-name="Heading_20_1" text:outline-level="1" text:is-list-header="true">KISP.Interface.Graphical.DownloadProgressDelegate</text:h>
      <text:p text:style-name="Text_20_body">Delegate for the download progress </text:p>
      <text:h text:style-name="Heading_20_1" text:outline-level="1" text:is-list-header="true">KISP.Interface.Graphical.IncUploadDelegate</text:h>
      <text:p text:style-name="Text_20_body">Delegate for increasing the upload </text:p>
      <text:h text:style-name="Heading_20_1" text:outline-level="1" text:is-list-header="true">KISP.Interface.Graphical.DecUploadDelegate</text:h>
      <text:p text:style-name="Text_20_body">Delegate for decreasing the upload </text:p>
      <text:h text:style-name="Heading_20_1" text:outline-level="1" text:is-list-header="true">KISP.Interface.Graphical.ChessGameRequestDelegate</text:h>
      <text:p text:style-name="Text_20_body">Delegate for requesting a chess game </text:p>
      <text:h text:style-name="Heading_20_1" text:outline-level="1" text:is-list-header="true">KISP.Interface.Graphical.CreateChessFormDelegate</text:h>
      <text:p text:style-name="Text_20_body">Delegate for creating a chessgame form </text:p>
      <text:h text:style-name="Heading_20_1" text:outline-level="1" text:is-list-header="true">KISP.Interface.Graphical.GraphicalInterface</text:h>
      <text:p text:style-name="Text_20_body">Graphical interface for KISP </text:p>
      <text:h text:style-name="Heading_20_2" text:outline-level="2" text:is-list-header="true">GraphicalInterface(KISP.Nexus.Nexus) method</text:h>
      <text:p text:style-name="Text_20_body">Sets the Nexus pointer </text:p>
      <text:h text:style-name="Heading_20_4" text:outline-level="4" text:is-list-header="true">Parameters</text:h>
      <text:p text:style-name="P5"><text:span text:style-name="T1">nexus</text:span> </text:p>
      <text:h text:style-name="Heading_20_2" text:outline-level="2" text:is-list-header="true">IncDownloads method</text:h>
      <text:p text:style-name="Text_20_body">Increase the counter on the number of concurrent downloads </text:p>
      <text:h text:style-name="Heading_20_2" text:outline-level="2" text:is-list-header="true">DecDownloads method</text:h>
      <text:p text:style-name="Text_20_body">Decrease the counter on the number of concurrent downloads </text:p>
      <text:h text:style-name="Heading_20_2" text:outline-level="2" text:is-list-header="true">IncUploads method</text:h>
      <text:p text:style-name="Text_20_body">Increase the counter on the number of the concurrent uploads </text:p>
      <text:h text:style-name="Heading_20_2" text:outline-level="2" text:is-list-header="true">DecUploads method</text:h>
      <text:p text:style-name="Text_20_body">Decrease the counter on the number of the concurrent uploads </text:p>
      <text:h text:style-name="Heading_20_2" text:outline-level="2" text:is-list-header="true">GraphicalInterface_Load(System.Object,System.EventArgs) method</text:h>
      <text:p text:style-name="Text_20_body">OnLoad eventhandler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UpdateUserList(KISP.Nexus.PeerList) method</text:h>
      <text:p text:style-name="Text_20_body">Update the userlist in the Configuration tab </text:p>
      <text:h text:style-name="Heading_20_4" text:outline-level="4" text:is-list-header="true">Parameters</text:h>
      <text:p text:style-name="List_20_Heading"><text:span text:style-name="T1">NewList</text:span> </text:p>
      <text:p text:style-name="P4">The new userlist </text:p>
      <text:h text:style-name="Heading_20_2" text:outline-level="2" text:is-list-header="true">button3_Click(System.Object,System.EventArgs) method</text:h>
      <text:p text:style-name="Text_20_body">Eventhandler for the Add Peer button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button1_Click(System.Object,System.EventArgs) method</text:h>
      <text:p text:style-name="Text_20_body">Eventhandler for the Send Chat button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AddUser(System.String) method</text:h>
      <text:p text:style-name="Text_20_body">Method to add a suer to the Names Listbox </text:p>
      <text:h text:style-name="Heading_20_4" text:outline-level="4" text:is-list-header="true">Parameters</text:h>
      <text:p text:style-name="List_20_Heading"><text:span text:style-name="T1">username</text:span> </text:p>
      <text:p text:style-name="P4">Username to be added </text:p>
      <text:h text:style-name="Heading_20_2" text:outline-level="2" text:is-list-header="true">ChatMessage(System.String) method</text:h>
      <text:p text:style-name="Text_20_body">Displays a chatmessage to on the form </text:p>
      <text:h text:style-name="Heading_20_4" text:outline-level="4" text:is-list-header="true">Parameters</text:h>
      <text:p text:style-name="List_20_Heading"><text:span text:style-name="T1">message</text:span> </text:p>
      <text:p text:style-name="P4">The message to be displayed </text:p>
      <text:h text:style-name="Heading_20_2" text:outline-level="2" text:is-list-header="true">DisplaySearchResult(System.String,System.Int64,System.String,System.String,System.String,System.String) method</text:h>
      <text:p text:style-name="Text_20_body">Display a search result on the Listview </text:p>
      <text:h text:style-name="Heading_20_4" text:outline-level="4" text:is-list-header="true">Parameters</text:h>
      <text:p text:style-name="List_20_Heading"><text:span text:style-name="T1">FileName</text:span> </text:p>
      <text:p text:style-name="List_20_Contents">Filename </text:p>
      <text:p text:style-name="List_20_Heading"><text:span text:style-name="T1">Size</text:span> </text:p>
      <text:p text:style-name="List_20_Contents">Size </text:p>
      <text:p text:style-name="List_20_Heading"><text:span text:style-name="T1">RemoteUserName</text:span> </text:p>
      <text:p text:style-name="List_20_Contents">Username of the remote resource </text:p>
      <text:p text:style-name="List_20_Heading"><text:span text:style-name="T1">RemoteIP</text:span> </text:p>
      <text:p text:style-name="List_20_Contents">IP of the remote user </text:p>
      <text:p text:style-name="List_20_Heading"><text:span text:style-name="T1">RemoteSource</text:span> </text:p>
      <text:p text:style-name="List_20_Contents">Type of the remote source </text:p>
      <text:p text:style-name="List_20_Heading"><text:span text:style-name="T1">FileType</text:span> </text:p>
      <text:p text:style-name="P4">Type of the file </text:p>
      <text:h text:style-name="Heading_20_2" text:outline-level="2" text:is-list-header="true">DisplayFileDownload(System.String,System.Int64,System.String) method</text:h>
      <text:p text:style-name="Text_20_body">Display a new file download in the Listview </text:p>
      <text:h text:style-name="Heading_20_4" text:outline-level="4" text:is-list-header="true">Parameters</text:h>
      <text:p text:style-name="List_20_Heading"><text:span text:style-name="T1">FileName</text:span> </text:p>
      <text:p text:style-name="List_20_Contents">Filename </text:p>
      <text:p text:style-name="List_20_Heading"><text:span text:style-name="T1">Size</text:span> </text:p>
      <text:p text:style-name="List_20_Contents">Size </text:p>
      <text:p text:style-name="List_20_Heading"><text:span text:style-name="T1">RemoteIP</text:span> </text:p>
      <text:p text:style-name="P4">IP of the remote user </text:p>
      <text:h text:style-name="Heading_20_2" text:outline-level="2" text:is-list-header="true">DisplayFileUpload(System.String,System.String) method</text:h>
      <text:p text:style-name="Text_20_body">Increases the number of uploads </text:p>
      <text:h text:style-name="Heading_20_4" text:outline-level="4" text:is-list-header="true">Parameters</text:h>
      <text:p text:style-name="List_20_Heading"><text:span text:style-name="T1">FileName</text:span> </text:p>
      <text:p text:style-name="List_20_Contents">FileName </text:p>
      <text:p text:style-name="List_20_Heading"><text:span text:style-name="T1">RemoteIP</text:span> </text:p>
      <text:p text:style-name="P4">Remote IP </text:p>
      <text:h text:style-name="Heading_20_2" text:outline-level="2" text:is-list-header="true">DeleteFileUpload method</text:h>
      <text:p text:style-name="Text_20_body">Decreases the number of uploads </text:p>
      <text:h text:style-name="Heading_20_2" text:outline-level="2" text:is-list-header="true">Btn_Search_Click(System.Object,System.EventArgs) method</text:h>
      <text:p text:style-name="Text_20_body">Eventhandler for the Search button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ListView_Search_DblClick(System.Object,System.EventArgs) method</text:h>
      <text:p text:style-name="Text_20_body">Eventhandler for a doubleclick in the Search listview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Btn_Get_Click(System.Object,System.EventArgs) method</text:h>
      <text:p text:style-name="Text_20_body">Eventhandler for the Get button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DownloadCompleted(System.String) method</text:h>
      <text:p text:style-name="Text_20_body">Checks if a download is completed </text:p>
      <text:h text:style-name="Heading_20_4" text:outline-level="4" text:is-list-header="true">Parameters</text:h>
      <text:p text:style-name="List_20_Heading"><text:span text:style-name="T1">FileName</text:span> </text:p>
      <text:p text:style-name="P4">Filename of the file </text:p>
      <text:h text:style-name="Heading_20_4" text:outline-level="4" text:is-list-header="true">Returns</text:h>
      <text:p text:style-name="Text_20_body">True if it is completed, false if not </text:p>
      <text:h text:style-name="Heading_20_2" text:outline-level="2" text:is-list-header="true">GetIndexForDownloadListView(System.String) method</text:h>
      <text:p text:style-name="Text_20_body">Get the index on the listview for the given filename </text:p>
      <text:h text:style-name="Heading_20_4" text:outline-level="4" text:is-list-header="true">Parameters</text:h>
      <text:p text:style-name="List_20_Heading"><text:span text:style-name="T1">FileName</text:span> </text:p>
      <text:p text:style-name="P4">Filename </text:p>
      <text:h text:style-name="Heading_20_4" text:outline-level="4" text:is-list-header="true">Returns</text:h>
      <text:p text:style-name="Text_20_body">Index of the file in the listview, returns -1 if the filename was not present </text:p>
      <text:h text:style-name="Heading_20_2" text:outline-level="2" text:is-list-header="true">ListView_Search_MouseDoubleClick(System.Object,System.Windows.Forms.MouseEventArgs) method</text:h>
      <text:p text:style-name="Text_20_body">Eventhandler for double click on the Search Listview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Progress1KinFileDownload(System.String) method</text:h>
      <text:p text:style-name="Text_20_body">Add 1K to the download status of the given file </text:p>
      <text:h text:style-name="Heading_20_4" text:outline-level="4" text:is-list-header="true">Parameters</text:h>
      <text:p text:style-name="List_20_Heading"><text:span text:style-name="T1">FilePath</text:span> </text:p>
      <text:p text:style-name="P4">FilePath </text:p>
      <text:h text:style-name="Heading_20_2" text:outline-level="2" text:is-list-header="true">Btn_Delete_Peer_Click(System.Object,System.EventArgs) method</text:h>
      <text:p text:style-name="Text_20_body">Delete a peer in the Nexus Peerlist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ListView_Downloads_MouseDoubleClick(System.Object,System.Windows.Forms.MouseEventArgs) method</text:h>
      <text:p text:style-name="Text_20_body">Eventhandler for double click on the Downloads Listview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tabPage5_SizeChanged(System.Object,System.EventArgs) method</text:h>
      <text:p text:style-name="Text_20_body">Eventhandler for the resize of the MediaPlayer tabpage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aboutToolStripMenuItem_Click(System.Object,System.EventArgs) method</text:h>
      <text:p text:style-name="Text_20_body">Eventhandler for the About menu item click. Shows the aboutform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exitToolStripMenuItem_Click(System.Object,System.EventArgs) method</text:h>
      <text:p text:style-name="Text_20_body">Eventhandler for the Exit menu item click. Exits KISP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playFileToolStripMenuItem_Click(System.Object,System.EventArgs) method</text:h>
      <text:p text:style-name="Text_20_body">Eventhandler for the Play file menu item click. Plays a given file in the internal mediaplayer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openMyDownloadsToolStripMenuItem_Click(System.Object,System.EventArgs) method</text:h>
      <text:p text:style-name="Text_20_body">Eventhandler for the Open mydownloads item click. Opens an explorer window with the path to the MyDownloads folder.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Btn_Scan_Peers_Click(System.Object,System.EventArgs) method</text:h>
      <text:p text:style-name="Text_20_body">Eventhandler for the Scan Peers button click. Scans the local net for peers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Btn_Import_Peerlist_Click(System.Object,System.EventArgs) method</text:h>
      <text:p text:style-name="Text_20_body">Eventhandler for the Import Peerlist button. Imports a peerlist from a local XML file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Btn_Download_Peerlist_Click(System.Object,System.EventArgs) method</text:h>
      <text:p text:style-name="Text_20_body">Eventhandler for the Download Peerlist button. Downloads a XML peerlist from the net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panel2_MouseClick(System.Object,System.Windows.Forms.MouseEventArgs) method</text:h>
      <text:p text:style-name="Text_20_body">Mouseclick eventhandler for the mediaplayer (Right mouse button)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MenuItem_Play_Click(System.Object,System.EventArgs) method</text:h>
      <text:p text:style-name="Text_20_body">Eventhandler for the Play menu item, plays a media file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MenuItem_Pause_Click(System.Object,System.EventArgs) method</text:h>
      <text:p text:style-name="Text_20_body">Eventhandler for the Pause menu item. Pauses the mediaplayer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MenuItem_Stop_Click(System.Object,System.EventArgs) method</text:h>
      <text:p text:style-name="Text_20_body">Eventhandler for the Stop menu item. Stops the mediaplayer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playchessToolStripMenuItem_Click(System.Object,System.EventArgs) method</text:h>
      <text:p text:style-name="Text_20_body">Eventhandler for the Play Chess menu item in the chat window. Initiates a chess game start procedure with the peer.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ChessGameRequest(System.Boolean@,System.String,System.Int32) method</text:h>
      <text:p text:style-name="Text_20_body">Invites this user to play chess with a peer </text:p>
      <text:h text:style-name="Heading_20_4" text:outline-level="4" text:is-list-header="true">Parameters</text:h>
      <text:p text:style-name="List_20_Heading"><text:span text:style-name="T1">IsOk</text:span> </text:p>
      <text:p text:style-name="List_20_Contents">Is the challenged game accepted? </text:p>
      <text:p text:style-name="List_20_Heading"><text:span text:style-name="T1">UserName</text:span> </text:p>
      <text:p text:style-name="List_20_Contents">Username that requests the challenge </text:p>
      <text:p text:style-name="List_20_Heading"><text:span text:style-name="T1">port</text:span> </text:p>
      <text:p text:style-name="P4">Port on which to connect </text:p>
      <text:h text:style-name="Heading_20_2" text:outline-level="2" text:is-list-header="true">CreateChessForm(KISP.Chess.ChessGame) method</text:h>
      <text:p text:style-name="Text_20_body">Creates a chessform </text:p>
      <text:h text:style-name="Heading_20_4" text:outline-level="4" text:is-list-header="true">Parameters</text:h>
      <text:p text:style-name="List_20_Heading"><text:span text:style-name="T1">TheChessGame</text:span> </text:p>
      <text:p text:style-name="P4">Pointer to the Chessgame </text:p>
      <text:h text:style-name="Heading_20_2" text:outline-level="2" text:is-list-header="true">sendMotherToGoelagToolStripMenuItem_Click(System.Object,System.EventArgs) method</text:h>
      <text:p text:style-name="Text_20_body">Eventhandler for the Send Mother To Goelag menu item. Sends peers mother to the Goelag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hammerSickleToolStripMenuItem_Click(System.Object,System.EventArgs) method</text:h>
      <text:p text:style-name="Text_20_body">Eventhandler for the HammerSickle menu item. ASCII arts a hammer/sickle and chats it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helpToolStripMenuItem1_Click(System.Object,System.EventArgs) method</text:h>
      <text:p text:style-name="Text_20_body">Eventhandler for the Help menu item click. Views the help window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components field</text:h>
      <text:p text:style-name="Text_20_body">Required designer variable. </text:p>
      <text:h text:style-name="Heading_20_2" text:outline-level="2" text:is-list-header="true">Dispose(System.Boolean) method</text:h>
      <text:p text:style-name="Text_20_body">Clean up any resources being used. </text:p>
      <text:h text:style-name="Heading_20_4" text:outline-level="4" text:is-list-header="true">Parameters</text:h>
      <text:p text:style-name="List_20_Heading"><text:span text:style-name="T1">disposing</text:span> </text:p>
      <text:p text:style-name="P4">true if managed resources should be disposed; otherwise, false. </text:p>
      <text:h text:style-name="Heading_20_2" text:outline-level="2" text:is-list-header="true">InitializeComponent method</text:h>
      <text:p text:style-name="Text_20_body">Required method for Designer support - do not modify the contents of this method with the code editor. </text:p>
      <text:h text:style-name="Heading_20_2" text:outline-level="2" text:is-list-header="true">ShowMedia(System.String) method</text:h>
      <text:p text:style-name="Text_20_body">Plays the given mediafile in the internal mediaplayer </text:p>
      <text:h text:style-name="Heading_20_4" text:outline-level="4" text:is-list-header="true">Parameters</text:h>
      <text:p text:style-name="List_20_Heading"><text:span text:style-name="T1">FilePath</text:span> </text:p>
      <text:p text:style-name="P4">File to play </text:p>
      <text:h text:style-name="Heading_20_1" text:outline-level="1" text:is-list-header="true">KISP.Interface.Graphical.DownLoadItem</text:h>
      <text:p text:style-name="Text_20_body">Represents a download item, has convert methods for all different views </text:p>
      <text:h text:style-name="Heading_20_2" text:outline-level="2" text:is-list-header="true">DownLoadItem(System.String[],System.Int64,KISP.Interface.Graphical.GraphicalInterface) method</text:h>
      <text:p text:style-name="Text_20_body">Constructors, sets variables </text:p>
      <text:h text:style-name="Heading_20_4" text:outline-level="4" text:is-list-header="true">Parameters</text:h>
      <text:p text:style-name="List_20_Heading"><text:span text:style-name="T1">Items</text:span> </text:p>
      <text:p text:style-name="List_20_Contents">The items in the listview </text:p>
      <text:p text:style-name="List_20_Heading"><text:span text:style-name="T1">FileSize</text:span> </text:p>
      <text:p text:style-name="List_20_Contents">Size of the file </text:p>
      <text:p text:style-name="List_20_Heading"><text:span text:style-name="T1">_TheForm</text:span> </text:p>
      <text:p text:style-name="P4">Pointer to the form </text:p>
      <text:h text:style-name="Heading_20_2" text:outline-level="2" text:is-list-header="true">Increment1K method</text:h>
      <text:p text:style-name="Text_20_body">The upload increased with 1K </text:p>
      <text:h text:style-name="Heading_20_1" text:outline-level="1" text:is-list-header="true">KISP.Interface.Graphical.SearchItem</text:h>
      <text:p text:style-name="Text_20_body">Represents a search item </text:p>
      <text:h text:style-name="Heading_20_2" text:outline-level="2" text:is-list-header="true">SearchItem(System.String[],System.Int64) method</text:h>
      <text:p text:style-name="Text_20_body">Sets the filesize in Bytes for this item. This is needed when downloading </text:p>
      <text:h text:style-name="Heading_20_4" text:outline-level="4" text:is-list-header="true">Parameters</text:h>
      <text:p text:style-name="List_20_Heading"><text:span text:style-name="T1">Items</text:span> </text:p>
      <text:p text:style-name="List_20_Contents">The items of the listview </text:p>
      <text:p text:style-name="List_20_Heading"><text:span text:style-name="T1">FileSize</text:span> </text:p>
      <text:p text:style-name="P4">Size of the file in bytes </text:p>
      <text:h text:style-name="Heading_20_1" text:outline-level="1" text:is-list-header="true">KISP.Chess.StringInputDialog</text:h>
      <text:p text:style-name="Text_20_body">Provides a dialog that lets the user enter a string </text:p>
      <text:h text:style-name="Heading_20_2" text:outline-level="2" text:is-list-header="true">components field</text:h>
      <text:p text:style-name="Text_20_body">Required designer variable. </text:p>
      <text:h text:style-name="Heading_20_2" text:outline-level="2" text:is-list-header="true">Dispose(System.Boolean) method</text:h>
      <text:p text:style-name="Text_20_body">Clean up any resources being used. </text:p>
      <text:h text:style-name="Heading_20_4" text:outline-level="4" text:is-list-header="true">Parameters</text:h>
      <text:p text:style-name="List_20_Heading"><text:span text:style-name="T1">disposing</text:span> </text:p>
      <text:p text:style-name="P4">true if managed resources should be disposed; otherwise, false. </text:p>
      <text:h text:style-name="Heading_20_2" text:outline-level="2" text:is-list-header="true">InitializeComponent method</text:h>
      <text:p text:style-name="Text_20_body">Required method for Designer support - do not modify the contents of this method with the code editor. </text:p>
      <text:h text:style-name="Heading_20_2" text:outline-level="2" text:is-list-header="true">Message field</text:h>
      <text:p text:style-name="Text_20_body">The Message that was entered </text:p>
      <text:h text:style-name="Heading_20_2" text:outline-level="2" text:is-list-header="true">OK field</text:h>
      <text:p text:style-name="Text_20_body">Was the dialogresult ok? </text:p>
      <text:h text:style-name="Heading_20_2" text:outline-level="2" text:is-list-header="true">StringInputDialog() method</text:h>
      <text:p text:style-name="Text_20_body">Default Form constructor </text:p>
      <text:h text:style-name="Heading_20_2" text:outline-level="2" text:is-list-header="true">BtnSend_Click(System.Object,System.EventArgs) method</text:h>
      <text:p text:style-name="Text_20_body">Event handler for the Send click button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2" text:outline-level="2" text:is-list-header="true">Btn_Cancel_Click(System.Object,System.EventArgs) method</text:h>
      <text:p text:style-name="Text_20_body">Event handler for the Cancel button </text:p>
      <text:h text:style-name="Heading_20_4" text:outline-level="4" text:is-list-header="true">Parameters</text:h>
      <text:p text:style-name="List_20_Heading"><text:span text:style-name="T1">sender</text:span> </text:p>
      <text:p text:style-name="P5"><text:span text:style-name="T1">e</text:span> </text:p>
      <text:h text:style-name="Heading_20_1" text:outline-level="1" text:is-list-header="true">KISP.Protocol.ProtocolHandler</text:h>
      <text:p text:style-name="Text_20_body">Handles protocol request </text:p>
      <text:h text:style-name="Heading_20_2" text:outline-level="2" text:is-list-header="true">ProtocolHandler(System.Net.Sockets.Socket,KISP.Nexus.Nexus,System.Net.IPAddress) method</text:h>
      <text:p text:style-name="Text_20_body">Sets the ProtocolSocket </text:p>
      <text:h text:style-name="Heading_20_4" text:outline-level="4" text:is-list-header="true">Parameters</text:h>
      <text:p text:style-name="List_20_Heading"><text:span text:style-name="T1">PassedSocket</text:span> </text:p>
      <text:p text:style-name="List_20_Contents">The socket to handle </text:p>
      <text:p text:style-name="List_20_Heading"><text:span text:style-name="T1">IP</text:span> </text:p>
      <text:p text:style-name="List_20_Contents">IP that is handled </text:p>
      <text:p text:style-name="List_20_Heading"><text:span text:style-name="T1">PassedNexusPointer</text:span> </text:p>
      <text:p text:style-name="P4">Pointer to the Nexus </text:p>
      <text:h text:style-name="Heading_20_2" text:outline-level="2" text:is-list-header="true">HandleSocket method</text:h>
      <text:p text:style-name="Text_20_body">Handles the ProtocolSocket, invokes HandleProtocolCommand() and returns the output to the Socket </text:p>
      <text:h text:style-name="Heading_20_2" text:outline-level="2" text:is-list-header="true">HandleProtocolCommand(System.String) method</text:h>
      <text:p text:style-name="Text_20_body">Handles a protocol command, and invokes the appropriate functions in the Nexus </text:p>
      <text:h text:style-name="Heading_20_4" text:outline-level="4" text:is-list-header="true">Parameters</text:h>
      <text:p text:style-name="List_20_Heading"><text:span text:style-name="T1">ProtocolCommand</text:span> </text:p>
      <text:p text:style-name="P4">The protocolcommand </text:p>
      <text:h text:style-name="Heading_20_4" text:outline-level="4" text:is-list-header="true">Returns</text:h>
      <text:p text:style-name="Text_20_body">a string with a response to the protocolcommand </text:p>
      <text:h text:style-name="Heading_20_1" text:outline-level="1" text:is-list-header="true">KISP.Nexus.Configuration</text:h>
      <text:p text:style-name="Text_20_body">Singleton class that retrieves configuration from an XML file through static methods </text:p>
      <text:h text:style-name="Heading_20_2" text:outline-level="2" text:is-list-header="true">Configuration(System.String) method</text:h>
      <text:p text:style-name="Text_20_body">Create new Configuration object </text:p>
      <text:h text:style-name="Heading_20_4" text:outline-level="4" text:is-list-header="true">Parameters</text:h>
      <text:p text:style-name="P5"><text:span text:style-name="T1">ConfigFilename</text:span> </text:p>
      <text:h text:style-name="Heading_20_2" text:outline-level="2" text:is-list-header="true">Username method</text:h>
      <text:p text:style-name="Text_20_body">Get user name </text:p>
      <text:h text:style-name="Heading_20_4" text:outline-level="4" text:is-list-header="true">Returns</text:h>
      <text:p text:style-name="Text_20_body">User name </text:p>
      <text:h text:style-name="Heading_20_2" text:outline-level="2" text:is-list-header="true">ProtocolPort method</text:h>
      <text:p text:style-name="Text_20_body">Get protocol port </text:p>
      <text:h text:style-name="Heading_20_4" text:outline-level="4" text:is-list-header="true">Returns</text:h>
      <text:p text:style-name="Text_20_body">Protocol port </text:p>
      <text:h text:style-name="Heading_20_2" text:outline-level="2" text:is-list-header="true">DownloadDir method</text:h>
      <text:p text:style-name="Text_20_body">Get download directory </text:p>
      <text:h text:style-name="Heading_20_4" text:outline-level="4" text:is-list-header="true">Returns</text:h>
      <text:p text:style-name="Text_20_body">Download directory </text:p>
      <text:h text:style-name="Heading_20_2" text:outline-level="2" text:is-list-header="true">ShareCount method</text:h>
      <text:p text:style-name="Text_20_body">Get number of shares </text:p>
      <text:h text:style-name="Heading_20_4" text:outline-level="4" text:is-list-header="true">Returns</text:h>
      <text:p text:style-name="Text_20_body">Number of shares </text:p>
      <text:h text:style-name="Heading_20_2" text:outline-level="2" text:is-list-header="true">ShareType(System.Int32) method</text:h>
      <text:p text:style-name="Text_20_body">Get share type </text:p>
      <text:h text:style-name="Heading_20_4" text:outline-level="4" text:is-list-header="true">Parameters</text:h>
      <text:p text:style-name="List_20_Heading"><text:span text:style-name="T1">Index</text:span> </text:p>
      <text:p text:style-name="P4">Index of share </text:p>
      <text:h text:style-name="Heading_20_4" text:outline-level="4" text:is-list-header="true">Returns</text:h>
      <text:p text:style-name="Text_20_body">Share type </text:p>
      <text:h text:style-name="Heading_20_2" text:outline-level="2" text:is-list-header="true">LocalShareDir(System.Int32) method</text:h>
      <text:p text:style-name="Text_20_body">Get local share directory </text:p>
      <text:h text:style-name="Heading_20_4" text:outline-level="4" text:is-list-header="true">Parameters</text:h>
      <text:p text:style-name="List_20_Heading"><text:span text:style-name="T1">Index</text:span> </text:p>
      <text:p text:style-name="P4">Index of share </text:p>
      <text:h text:style-name="Heading_20_4" text:outline-level="4" text:is-list-header="true">Returns</text:h>
      <text:p text:style-name="Text_20_body">Local share directory </text:p>
      <text:h text:style-name="Heading_20_2" text:outline-level="2" text:is-list-header="true">FTPShareUsername(System.Int32) method</text:h>
      <text:p text:style-name="Text_20_body">Get FTP share user name </text:p>
      <text:h text:style-name="Heading_20_4" text:outline-level="4" text:is-list-header="true">Parameters</text:h>
      <text:p text:style-name="List_20_Heading"><text:span text:style-name="T1">Index</text:span> </text:p>
      <text:p text:style-name="P4">Index of share </text:p>
      <text:h text:style-name="Heading_20_4" text:outline-level="4" text:is-list-header="true">Returns</text:h>
      <text:p text:style-name="Text_20_body">FTP share user name </text:p>
      <text:h text:style-name="Heading_20_2" text:outline-level="2" text:is-list-header="true">FTPSharePassword(System.Int32) method</text:h>
      <text:p text:style-name="Text_20_body">Get FTP share password - be careful, kids! no encryption </text:p>
      <text:h text:style-name="Heading_20_4" text:outline-level="4" text:is-list-header="true">Parameters</text:h>
      <text:p text:style-name="List_20_Heading"><text:span text:style-name="T1">Index</text:span> </text:p>
      <text:p text:style-name="P4">Index of share </text:p>
      <text:h text:style-name="Heading_20_4" text:outline-level="4" text:is-list-header="true">Returns</text:h>
      <text:p text:style-name="Text_20_body">FTP share password </text:p>
      <text:h text:style-name="Heading_20_2" text:outline-level="2" text:is-list-header="true">FTPShareAddress(System.Int32) method</text:h>
      <text:p text:style-name="Text_20_body">Get FTP share address </text:p>
      <text:h text:style-name="Heading_20_4" text:outline-level="4" text:is-list-header="true">Parameters</text:h>
      <text:p text:style-name="List_20_Heading"><text:span text:style-name="T1">Index</text:span> </text:p>
      <text:p text:style-name="P4">Index of share </text:p>
      <text:h text:style-name="Heading_20_4" text:outline-level="4" text:is-list-header="true">Returns</text:h>
      <text:p text:style-name="Text_20_body">FTP share address </text:p>
      <text:h text:style-name="Heading_20_2" text:outline-level="2" text:is-list-header="true">MulticastAddress method</text:h>
      <text:p text:style-name="Text_20_body">Get multicass address </text:p>
      <text:h text:style-name="Heading_20_4" text:outline-level="4" text:is-list-header="true">Returns</text:h>
      <text:p text:style-name="Text_20_body">Multicast address </text:p>
      <text:h text:style-name="Heading_20_2" text:outline-level="2" text:is-list-header="true">MulticastPort method</text:h>
      <text:p text:style-name="Text_20_body">Get multicast port </text:p>
      <text:h text:style-name="Heading_20_4" text:outline-level="4" text:is-list-header="true">Returns</text:h>
      <text:p text:style-name="Text_20_body">Multicast port </text:p>
      <text:h text:style-name="Heading_20_2" text:outline-level="2" text:is-list-header="true">MulticastInterval method</text:h>
      <text:p text:style-name="Text_20_body">Get multicast interval </text:p>
      <text:h text:style-name="Heading_20_4" text:outline-level="4" text:is-list-header="true">Returns</text:h>
      <text:p text:style-name="Text_20_body">Multicast interval </text:p>
      <text:h text:style-name="Heading_20_2" text:outline-level="2" text:is-list-header="true">ChessPort method</text:h>
      <text:p text:style-name="Text_20_body">Get chess protocol port </text:p>
      <text:h text:style-name="Heading_20_4" text:outline-level="4" text:is-list-header="true">Returns</text:h>
      <text:p text:style-name="Text_20_body">Chess protocol port </text:p>
      <text:h text:style-name="Heading_20_2" text:outline-level="2" text:is-list-header="true">Instance property</text:h>
      <text:p text:style-name="Text_20_body">Get an instance of Configuration; create it if necessary. </text:p>
      <text:h text:style-name="Heading_20_1" text:outline-level="1" text:is-list-header="true">KISP.Chess.ChessForm</text:h>
      <text:p text:style-name="Text_20_body">Form that represents the chessgame </text:p>
      <text:h text:style-name="Heading_20_2" text:outline-level="2" text:is-list-header="true">components field</text:h>
      <text:p text:style-name="Text_20_body">Required designer variable. </text:p>
      <text:h text:style-name="Heading_20_2" text:outline-level="2" text:is-list-header="true">Dispose(System.Boolean) method</text:h>
      <text:p text:style-name="Text_20_body">Clean up any resources being used. </text:p>
      <text:h text:style-name="Heading_20_4" text:outline-level="4" text:is-list-header="true">Parameters</text:h>
      <text:p text:style-name="List_20_Heading"><text:span text:style-name="T1">disposing</text:span> </text:p>
      <text:p text:style-name="P4">true if managed resources should be disposed; otherwise, false. </text:p>
      <text:h text:style-name="Heading_20_2" text:outline-level="2" text:is-list-header="true">InitializeComponent method</text:h>
      <text:p text:style-name="Text_20_body">Required method for Designer support - do not modify the contents of this method with the code editor. </text:p>
      <text:h text:style-name="Heading_20_2" text:outline-level="2" text:is-list-header="true">ChessForm(KISP.Chess.ChessGame) method</text:h>
      <text:p text:style-name="Text_20_body">Constructor for chess form </text:p>
      <text:h text:style-name="Heading_20_4" text:outline-level="4" text:is-list-header="true">Parameters</text:h>
      <text:p text:style-name="List_20_Heading"><text:span text:style-name="T1">TheChessGame</text:span> </text:p>
      <text:p text:style-name="P4">Reference to chess game object </text:p>
      <text:h text:style-name="Heading_20_2" text:outline-level="2" text:is-list-header="true">ChangePlayerToMoveLabel method</text:h>
      <text:p text:style-name="Text_20_body">Switch label that indicates whose move it is </text:p>
      <text:h text:style-name="Heading_20_2" text:outline-level="2" text:is-list-header="true">ChessForm_Load(System.Object,System.EventArgs) method</text:h>
      <text:p text:style-name="Text_20_body">Event: Form loaded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2" text:outline-level="2" text:is-list-header="true">MainTimer_Elapsed(System.Object,System.EventArgs) method</text:h>
      <text:p text:style-name="Text_20_body">Event: Timer tick elapsed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2" text:outline-level="2" text:is-list-header="true">GetTimeSpan(System.DateTime,System.DateTime) method</text:h>
      <text:p text:style-name="Text_20_body">Calculate time span between two DateTime objects </text:p>
      <text:h text:style-name="Heading_20_4" text:outline-level="4" text:is-list-header="true">Parameters</text:h>
      <text:p text:style-name="List_20_Heading"><text:span text:style-name="T1">Time1</text:span> </text:p>
      <text:p text:style-name="List_20_Contents">Moment A </text:p>
      <text:p text:style-name="List_20_Heading"><text:span text:style-name="T1">Time2</text:span> </text:p>
      <text:p text:style-name="P4">Moment B </text:p>
      <text:h text:style-name="Heading_20_4" text:outline-level="4" text:is-list-header="true">Returns</text:h>
      <text:p text:style-name="Text_20_body">Difference in hours as a string </text:p>
      <text:h text:style-name="Heading_20_2" text:outline-level="2" text:is-list-header="true">ResetMoveTime method</text:h>
      <text:p text:style-name="Text_20_body">Reset move time to now </text:p>
      <text:h text:style-name="Heading_20_2" text:outline-level="2" text:is-list-header="true">BuildBoard method</text:h>
      <text:p text:style-name="Text_20_body">Put board images on screen </text:p>
      <text:h text:style-name="Heading_20_2" text:outline-level="2" text:is-list-header="true">SetBackGroundColor(KISP.Chess.Coordinate,System.Drawing.Color) method</text:h>
      <text:p text:style-name="Text_20_body">Set background color for a coordinate </text:p>
      <text:h text:style-name="Heading_20_4" text:outline-level="4" text:is-list-header="true">Parameters</text:h>
      <text:p text:style-name="List_20_Heading"><text:span text:style-name="T1">TheCoordinate</text:span> </text:p>
      <text:p text:style-name="List_20_Contents">Coordinate of square </text:p>
      <text:p text:style-name="List_20_Heading"><text:span text:style-name="T1">TheColor</text:span> </text:p>
      <text:p text:style-name="P4">Color of square </text:p>
      <text:h text:style-name="Heading_20_2" text:outline-level="2" text:is-list-header="true">RestoreBackgroundColor(KISP.Chess.Coordinate) method</text:h>
      <text:p text:style-name="Text_20_body">Set background color to original for a coordinate </text:p>
      <text:h text:style-name="Heading_20_4" text:outline-level="4" text:is-list-header="true">Parameters</text:h>
      <text:p text:style-name="List_20_Heading"><text:span text:style-name="T1">TheCoordinate</text:span> </text:p>
      <text:p text:style-name="P4">Coordinate to reset </text:p>
      <text:h text:style-name="Heading_20_2" text:outline-level="2" text:is-list-header="true">ChessForm_Click(System.Object,System.EventArgs) method</text:h>
      <text:p text:style-name="Text_20_body">Event: User clicked on board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vent</text:span> </text:p>
      <text:p text:style-name="P4">Event information </text:p>
      <text:h text:style-name="Heading_20_2" text:outline-level="2" text:is-list-header="true">AddToHistory(System.String) method</text:h>
      <text:p text:style-name="Text_20_body">Add move to history listbox </text:p>
      <text:h text:style-name="Heading_20_4" text:outline-level="4" text:is-list-header="true">Parameters</text:h>
      <text:p text:style-name="List_20_Heading"><text:span text:style-name="T1">Line</text:span> </text:p>
      <text:p text:style-name="P4">Representation of move </text:p>
      <text:h text:style-name="Heading_20_2" text:outline-level="2" text:is-list-header="true">DrawPieces method</text:h>
      <text:p text:style-name="Text_20_body">Draw pieces on board </text:p>
      <text:h text:style-name="Heading_20_2" text:outline-level="2" text:is-list-header="true">Btn_SendMessage_Click(System.Object,System.EventArgs) method</text:h>
      <text:p text:style-name="Text_20_body">Event: User clicked send message button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2" text:outline-level="2" text:is-list-header="true">Btn_Surrender_Click(System.Object,System.EventArgs) method</text:h>
      <text:p text:style-name="Text_20_body">Event: User clicked surrender button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2" text:outline-level="2" text:is-list-header="true">Kill method</text:h>
      <text:p text:style-name="Text_20_body">DESTRUYE! MATANDO GÜEROS!!!! </text:p>
      <text:h text:style-name="Heading_20_2" text:outline-level="2" text:is-list-header="true">Btn_Quit_Click(System.Object,System.EventArgs) method</text:h>
      <text:p text:style-name="Text_20_body">Event: User clicked quit button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2" text:outline-level="2" text:is-list-header="true">Btn_OfferDraw_Click(System.Object,System.EventArgs) method</text:h>
      <text:p text:style-name="Text_20_body">Event: User clicked offer draw button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2" text:outline-level="2" text:is-list-header="true">GetPromotionPieceType method</text:h>
      <text:p text:style-name="Text_20_body">Retrieve current promotion piece type </text:p>
      <text:h text:style-name="Heading_20_4" text:outline-level="4" text:is-list-header="true">Returns</text:h>
      <text:p text:style-name="Text_20_body">PieceType for a valid promotion piece </text:p>
      <text:h text:style-name="Heading_20_1" text:outline-level="1" text:is-list-header="true">KISP.Nexus.XMLProxy</text:h>
      <text:p text:style-name="Text_20_body">This class wraps around an XML document and provides some useful methods for accessing the XML data - see Configuration.cs for example usage </text:p>
      <text:h text:style-name="Heading_20_2" text:outline-level="2" text:is-list-header="true">XMLProxy(System.String) method</text:h>
      <text:p text:style-name="Text_20_body">Create XML Proxy object </text:p>
      <text:h text:style-name="Heading_20_4" text:outline-level="4" text:is-list-header="true">Parameters</text:h>
      <text:p text:style-name="P5"><text:span text:style-name="T1">Filename</text:span> </text:p>
      <text:h text:style-name="Heading_20_2" text:outline-level="2" text:is-list-header="true">XPath(System.String) method</text:h>
      <text:p text:style-name="Text_20_body">Returns the value of the first child element of an element specified by an XPath expression </text:p>
      <text:h text:style-name="Heading_20_4" text:outline-level="4" text:is-list-header="true">Parameters</text:h>
      <text:p text:style-name="List_20_Heading"><text:span text:style-name="T1">XPath</text:span> </text:p>
      <text:p text:style-name="P4">An XPath expression </text:p>
      <text:h text:style-name="Heading_20_4" text:outline-level="4" text:is-list-header="true">Returns</text:h>
      <text:p text:style-name="Text_20_body">String value of node </text:p>
      <text:h text:style-name="Heading_20_2" text:outline-level="2" text:is-list-header="true">XPath(System.String,System.String) method</text:h>
      <text:p text:style-name="Text_20_body">Gets an XPath expression of the form /settings/user/name </text:p>
      <text:h text:style-name="Heading_20_4" text:outline-level="4" text:is-list-header="true">Parameters</text:h>
      <text:p text:style-name="List_20_Heading"><text:span text:style-name="T1">Section</text:span> </text:p>
      <text:p text:style-name="List_20_Contents">The section, user in the example </text:p>
      <text:p text:style-name="List_20_Heading"><text:span text:style-name="T1">Item</text:span> </text:p>
      <text:p text:style-name="P4">The item, name in the example </text:p>
      <text:h text:style-name="Heading_20_4" text:outline-level="4" text:is-list-header="true">Returns</text:h>
      <text:p text:style-name="Text_20_body">The value of the first child of the XPath expression </text:p>
      <text:h text:style-name="Heading_20_2" text:outline-level="2" text:is-list-header="true">XPath(System.String,System.String,System.Int32,System.String) method</text:h>
      <text:p text:style-name="Text_20_body">Gets an XPath expression like /settings/section/listitem[2]/item </text:p>
      <text:h text:style-name="Heading_20_4" text:outline-level="4" text:is-list-header="true">Parameters</text:h>
      <text:p text:style-name="List_20_Heading"><text:span text:style-name="T1">Section</text:span> </text:p>
      <text:p text:style-name="List_20_Contents">Section of list item </text:p>
      <text:p text:style-name="List_20_Heading"><text:span text:style-name="T1">ListItem</text:span> </text:p>
      <text:p text:style-name="List_20_Contents">Name of list item </text:p>
      <text:p text:style-name="List_20_Heading"><text:span text:style-name="T1">Index</text:span> </text:p>
      <text:p text:style-name="List_20_Contents">0-based index of list item </text:p>
      <text:p text:style-name="P5"><text:span text:style-name="T1">Item</text:span> </text:p>
      <text:h text:style-name="Heading_20_4" text:outline-level="4" text:is-list-header="true">Returns</text:h>
      <text:p text:style-name="Text_20_body">The value of the first child of the XPath expression </text:p>
      <text:h text:style-name="Heading_20_2" text:outline-level="2" text:is-list-header="true">GetStr(System.String,System.String) method</text:h>
      <text:p text:style-name="Text_20_body">Get string from XML of form /settings/section/item </text:p>
      <text:h text:style-name="Heading_20_4" text:outline-level="4" text:is-list-header="true">Parameters</text:h>
      <text:p text:style-name="List_20_Heading"><text:span text:style-name="T1">Section</text:span> </text:p>
      <text:p text:style-name="List_20_Contents">section </text:p>
      <text:p text:style-name="List_20_Heading"><text:span text:style-name="T1">Item</text:span> </text:p>
      <text:p text:style-name="P4">item </text:p>
      <text:h text:style-name="Heading_20_4" text:outline-level="4" text:is-list-header="true">Returns</text:h>
      <text:p text:style-name="Text_20_body">string value of firstchild </text:p>
      <text:h text:style-name="Heading_20_2" text:outline-level="2" text:is-list-header="true">GetInt(System.String,System.String) method</text:h>
      <text:p text:style-name="Text_20_body">Get int of form /settings/user/age </text:p>
      <text:h text:style-name="Heading_20_4" text:outline-level="4" text:is-list-header="true">Parameters</text:h>
      <text:p text:style-name="List_20_Heading"><text:span text:style-name="T1">Section</text:span> </text:p>
      <text:p text:style-name="List_20_Contents">section, user in example </text:p>
      <text:p text:style-name="List_20_Heading"><text:span text:style-name="T1">Item</text:span> </text:p>
      <text:p text:style-name="P4">item, age in example </text:p>
      <text:h text:style-name="Heading_20_4" text:outline-level="4" text:is-list-header="true">Returns</text:h>
      <text:p text:style-name="Text_20_body">value of firstchild </text:p>
      <text:h text:style-name="Heading_20_2" text:outline-level="2" text:is-list-header="true">ListCount(System.String,System.String) method</text:h>
      <text:p text:style-name="Text_20_body">Get count of all nodes of form /settings/shares/share </text:p>
      <text:h text:style-name="Heading_20_4" text:outline-level="4" text:is-list-header="true">Parameters</text:h>
      <text:p text:style-name="List_20_Heading"><text:span text:style-name="T1">Section</text:span> </text:p>
      <text:p text:style-name="List_20_Contents">section, shares in example </text:p>
      <text:p text:style-name="List_20_Heading"><text:span text:style-name="T1">ListItem</text:span> </text:p>
      <text:p text:style-name="P4">item, share in example </text:p>
      <text:h text:style-name="Heading_20_4" text:outline-level="4" text:is-list-header="true">Returns</text:h>
      <text:p text:style-name="Text_20_body">node count of xpath expression </text:p>
      <text:h text:style-name="Heading_20_2" text:outline-level="2" text:is-list-header="true">GetListStr(System.String,System.String,System.Int32,System.String) method</text:h>
      <text:p text:style-name="Text_20_body">Get string of form /settings/shares/share[2]/type </text:p>
      <text:h text:style-name="Heading_20_4" text:outline-level="4" text:is-list-header="true">Parameters</text:h>
      <text:p text:style-name="List_20_Heading"><text:span text:style-name="T1">Section</text:span> </text:p>
      <text:p text:style-name="List_20_Contents">section, shares in example </text:p>
      <text:p text:style-name="List_20_Heading"><text:span text:style-name="T1">ListItem</text:span> </text:p>
      <text:p text:style-name="List_20_Contents">list item, share in example </text:p>
      <text:p text:style-name="List_20_Heading"><text:span text:style-name="T1">Index</text:span> </text:p>
      <text:p text:style-name="List_20_Contents">index, 2 in example (needs to be given as 0-based index!!) </text:p>
      <text:p text:style-name="List_20_Heading"><text:span text:style-name="T1">Item</text:span> </text:p>
      <text:p text:style-name="P4">item, type in example </text:p>
      <text:h text:style-name="Heading_20_4" text:outline-level="4" text:is-list-header="true">Returns</text:h>
      <text:p text:style-name="Text_20_body">the value of the firstchild </text:p>
      <text:h text:style-name="Heading_20_2" text:outline-level="2" text:is-list-header="true">GetListInt(System.String,System.String,System.Int32,System.String) method</text:h>
      <text:p text:style-name="Text_20_body">As GetListStr, but returns int </text:p>
      <text:h text:style-name="Heading_20_1" text:outline-level="1" text:is-list-header="true">KISP.Chess.ChessException</text:h>
      <text:p text:style-name="Text_20_body">Exception class for problems related to chess </text:p>
      <text:h text:style-name="Heading_20_2" text:outline-level="2" text:is-list-header="true">ChessException(System.String) method</text:h>
      <text:p text:style-name="Text_20_body">The nice constructor that only calls the base constructor </text:p>
      <text:h text:style-name="Heading_20_4" text:outline-level="4" text:is-list-header="true">Parameters</text:h>
      <text:p text:style-name="P5"><text:span text:style-name="T1">message</text:span> </text:p>
      <text:h text:style-name="Heading_20_1" text:outline-level="1" text:is-list-header="true">KISP.Chess.PieceType</text:h>
      <text:p text:style-name="Text_20_body">Enumeration for defining a piece; NONE is used when a move does not end in a promotion </text:p>
      <text:h text:style-name="Heading_20_2" text:outline-level="2" text:is-list-header="true">Pawn field</text:h>
      <text:p text:style-name="Text_20_body">This is a pawn </text:p>
      <text:h text:style-name="Heading_20_2" text:outline-level="2" text:is-list-header="true">Rook field</text:h>
      <text:p text:style-name="Text_20_body">This is a rook </text:p>
      <text:h text:style-name="Heading_20_2" text:outline-level="2" text:is-list-header="true">Knight field</text:h>
      <text:p text:style-name="Text_20_body">We are the knights who say, NIE! </text:p>
      <text:h text:style-name="Heading_20_2" text:outline-level="2" text:is-list-header="true">Bishop field</text:h>
      <text:p text:style-name="Text_20_body">This is a bishop </text:p>
      <text:h text:style-name="Heading_20_2" text:outline-level="2" text:is-list-header="true">Queen field</text:h>
      <text:p text:style-name="Text_20_body">The queen </text:p>
      <text:h text:style-name="Heading_20_2" text:outline-level="2" text:is-list-header="true">King field</text:h>
      <text:p text:style-name="Text_20_body">The king </text:p>
      <text:h text:style-name="Heading_20_2" text:outline-level="2" text:is-list-header="true">NONE field</text:h>
      <text:p text:style-name="Text_20_body">No piece </text:p>
      <text:h text:style-name="Heading_20_1" text:outline-level="1" text:is-list-header="true">KISP.Chess.PlayerColor</text:h>
      <text:p text:style-name="Text_20_body">Enumeration for defining the color of a player </text:p>
      <text:h text:style-name="Heading_20_2" text:outline-level="2" text:is-list-header="true">White field</text:h>
      <text:p text:style-name="Text_20_body">The color of one player </text:p>
      <text:h text:style-name="Heading_20_2" text:outline-level="2" text:is-list-header="true">Black field</text:h>
      <text:p text:style-name="Text_20_body">The color of another player </text:p>
      <text:h text:style-name="Heading_20_1" text:outline-level="1" text:is-list-header="true">KISP.Chess.Piece</text:h>
      <text:p text:style-name="Text_20_body">Class that represents a piece </text:p>
      <text:h text:style-name="Heading_20_2" text:outline-level="2" text:is-list-header="true">_Type field</text:h>
      <text:p text:style-name="Text_20_body">Type of piece </text:p>
      <text:h text:style-name="Heading_20_2" text:outline-level="2" text:is-list-header="true">_Color field</text:h>
      <text:p text:style-name="Text_20_body">Color of piece </text:p>
      <text:h text:style-name="Heading_20_2" text:outline-level="2" text:is-list-header="true">Piece(KISP.Chess.PieceType,KISP.Chess.PlayerColor) method</text:h>
      <text:p text:style-name="Text_20_body">Create a piece from a Piece Type and a Player Color </text:p>
      <text:h text:style-name="Heading_20_4" text:outline-level="4" text:is-list-header="true">Parameters</text:h>
      <text:p text:style-name="List_20_Heading"><text:span text:style-name="T1">NewType</text:span> </text:p>
      <text:p text:style-name="List_20_Contents">Type of piece </text:p>
      <text:p text:style-name="List_20_Heading"><text:span text:style-name="T1">NewColor</text:span> </text:p>
      <text:p text:style-name="P4">Color of piece </text:p>
      <text:h text:style-name="Heading_20_2" text:outline-level="2" text:is-list-header="true">ToString method</text:h>
      <text:p text:style-name="Text_20_body">String representation of piece </text:p>
      <text:h text:style-name="Heading_20_4" text:outline-level="4" text:is-list-header="true">Returns</text:h>
      <text:p text:style-name="Text_20_body">String that represents the piece </text:p>
      <text:h text:style-name="Heading_20_2" text:outline-level="2" text:is-list-header="true">Type property</text:h>
      <text:p text:style-name="Text_20_body">PieceType property </text:p>
      <text:h text:style-name="Heading_20_2" text:outline-level="2" text:is-list-header="true">Color property</text:h>
      <text:p text:style-name="Text_20_body">PlayerColor property </text:p>
      <text:h text:style-name="Heading_20_1" text:outline-level="1" text:is-list-header="true">KISP.Chess.Coordinate</text:h>
      <text:p text:style-name="Text_20_body">This class represents a coordinate on the chess board. Coordinate can be set by chess coordinates (e.g., A2) or by index coordinate (e.g., x=1, y=0). Coordinates can also be converted from and to screen coordinates for either black or white; chess/A2 = index/x:0,y:2 = black screen/x:7,y:2 = white screen/x:0,y:6. </text:p>
      <text:h text:style-name="Heading_20_2" text:outline-level="2" text:is-list-header="true">Coordinate(System.String) method</text:h>
      <text:p text:style-name="Text_20_body">Create Coordinate from Chess notation </text:p>
      <text:h text:style-name="Heading_20_4" text:outline-level="4" text:is-list-header="true">Parameters</text:h>
      <text:p text:style-name="List_20_Heading"><text:span text:style-name="T1">ChessCoord</text:span> </text:p>
      <text:p text:style-name="P4">String representation of chess coordinate </text:p>
      <text:h text:style-name="Heading_20_2" text:outline-level="2" text:is-list-header="true">Coordinate(System.Int32,System.Int32) method</text:h>
      <text:p text:style-name="Text_20_body">Create coordinate from Indices </text:p>
      <text:h text:style-name="Heading_20_4" text:outline-level="4" text:is-list-header="true">Parameters</text:h>
      <text:p text:style-name="List_20_Heading"><text:span text:style-name="T1">IndexX</text:span> </text:p>
      <text:p text:style-name="List_20_Contents">X index </text:p>
      <text:p text:style-name="List_20_Heading"><text:span text:style-name="T1">IndexY</text:span> </text:p>
      <text:p text:style-name="P4">Y index </text:p>
      <text:h text:style-name="Heading_20_2" text:outline-level="2" text:is-list-header="true">Coordinate(KISP.Chess.Coordinate) method</text:h>
      <text:p text:style-name="Text_20_body">Create coordinate from another coordinate </text:p>
      <text:h text:style-name="Heading_20_4" text:outline-level="4" text:is-list-header="true">Parameters</text:h>
      <text:p text:style-name="List_20_Heading"><text:span text:style-name="T1">Coord</text:span> </text:p>
      <text:p text:style-name="P4">Other coordinate to take values from </text:p>
      <text:h text:style-name="Heading_20_2" text:outline-level="2" text:is-list-header="true">ToString method</text:h>
      <text:p text:style-name="Text_20_body">Return string representation of coordinate </text:p>
      <text:h text:style-name="Heading_20_4" text:outline-level="4" text:is-list-header="true">Returns</text:h>
      <text:p text:style-name="Text_20_body">String representation of coordinate </text:p>
      <text:h text:style-name="Heading_20_2" text:outline-level="2" text:is-list-header="true">ToChessCoord method</text:h>
      <text:p text:style-name="Text_20_body">Convert index coordinate to chess coordinate </text:p>
      <text:h text:style-name="Heading_20_4" text:outline-level="4" text:is-list-header="true">Returns</text:h>
      <text:p text:style-name="Text_20_body">String representation of coordinate </text:p>
      <text:h text:style-name="Heading_20_2" text:outline-level="2" text:is-list-header="true">Equals(System.Object) method</text:h>
      <text:p text:style-name="Text_20_body">Compare the coordinates </text:p>
      <text:h text:style-name="Heading_20_4" text:outline-level="4" text:is-list-header="true">Parameters</text:h>
      <text:p text:style-name="List_20_Heading"><text:span text:style-name="T1">obj</text:span> </text:p>
      <text:p text:style-name="P4">Object to compare to </text:p>
      <text:h text:style-name="Heading_20_4" text:outline-level="4" text:is-list-header="true">Returns</text:h>
      <text:p text:style-name="Text_20_body">True of coordinates are equal </text:p>
      <text:h text:style-name="Heading_20_2" text:outline-level="2" text:is-list-header="true">FromScreen(KISP.Chess.PlayerColor) method</text:h>
      <text:p text:style-name="Text_20_body">Convert a generic screen coordinate to index coordinate </text:p>
      <text:h text:style-name="Heading_20_4" text:outline-level="4" text:is-list-header="true">Parameters</text:h>
      <text:p text:style-name="List_20_Heading"><text:span text:style-name="T1">playercolor</text:span> </text:p>
      <text:p text:style-name="P4">Color of player to convert for </text:p>
      <text:h text:style-name="Heading_20_2" text:outline-level="2" text:is-list-header="true">ToScreen(KISP.Chess.PlayerColor) method</text:h>
      <text:p text:style-name="Text_20_body">Convert index coordinate to a screen coordinate </text:p>
      <text:h text:style-name="Heading_20_4" text:outline-level="4" text:is-list-header="true">Parameters</text:h>
      <text:p text:style-name="List_20_Heading"><text:span text:style-name="T1">playercolor</text:span> </text:p>
      <text:p text:style-name="P4">Color of player to convert for </text:p>
      <text:h text:style-name="Heading_20_2" text:outline-level="2" text:is-list-header="true">FromBlackScreen(System.Int32,System.Int32) method</text:h>
      <text:p text:style-name="Text_20_body">Convert black screen coordinate to index coordinate </text:p>
      <text:h text:style-name="Heading_20_4" text:outline-level="4" text:is-list-header="true">Parameters</text:h>
      <text:p text:style-name="List_20_Heading"><text:span text:style-name="T1">x</text:span> </text:p>
      <text:p text:style-name="List_20_Contents">Index X </text:p>
      <text:p text:style-name="List_20_Heading"><text:span text:style-name="T1">y</text:span> </text:p>
      <text:p text:style-name="P4">Index Y </text:p>
      <text:h text:style-name="Heading_20_4" text:outline-level="4" text:is-list-header="true">Returns</text:h>
      <text:p text:style-name="Text_20_body">Coordinate with appropriate values </text:p>
      <text:h text:style-name="Heading_20_2" text:outline-level="2" text:is-list-header="true">FromBlackScreen method</text:h>
      <text:p text:style-name="Text_20_body">Convert black screen coordinate to index coordinate </text:p>
      <text:h text:style-name="Heading_20_2" text:outline-level="2" text:is-list-header="true">ToBlackScreen method</text:h>
      <text:p text:style-name="Text_20_body">Convert index coordinate to black screen coordinate </text:p>
      <text:h text:style-name="Heading_20_2" text:outline-level="2" text:is-list-header="true">FromWhiteScreen(System.Int32,System.Int32) method</text:h>
      <text:p text:style-name="Text_20_body">Convert white screen coordinate to index coordinate </text:p>
      <text:h text:style-name="Heading_20_4" text:outline-level="4" text:is-list-header="true">Parameters</text:h>
      <text:p text:style-name="List_20_Heading"><text:span text:style-name="T1">x</text:span> </text:p>
      <text:p text:style-name="List_20_Contents">Index X </text:p>
      <text:p text:style-name="List_20_Heading"><text:span text:style-name="T1">y</text:span> </text:p>
      <text:p text:style-name="P4">Index Y </text:p>
      <text:h text:style-name="Heading_20_4" text:outline-level="4" text:is-list-header="true">Returns</text:h>
      <text:h text:style-name="Heading_20_2" text:outline-level="2" text:is-list-header="true">FromWhiteScreen method</text:h>
      <text:p text:style-name="Text_20_body">Convert white screen coordinate to index coordinate </text:p>
      <text:h text:style-name="Heading_20_2" text:outline-level="2" text:is-list-header="true">ToWhiteScreen method</text:h>
      <text:p text:style-name="Text_20_body">Convert index coordinate to white screen coordinate </text:p>
      <text:h text:style-name="Heading_20_2" text:outline-level="2" text:is-list-header="true">Delta(KISP.Chess.Coordinate,System.Int32@,System.Int32@) method</text:h>
      <text:p text:style-name="Text_20_body">Calculate the distances the piece traveled </text:p>
      <text:h text:style-name="Heading_20_4" text:outline-level="4" text:is-list-header="true">Parameters</text:h>
      <text:p text:style-name="List_20_Heading"><text:span text:style-name="T1">Other</text:span> </text:p>
      <text:p text:style-name="List_20_Contents">Another coordinate </text:p>
      <text:p text:style-name="List_20_Heading"><text:span text:style-name="T1">XDelta</text:span> </text:p>
      <text:p text:style-name="List_20_Contents">Horizontal distance </text:p>
      <text:p text:style-name="List_20_Heading"><text:span text:style-name="T1">YDelta</text:span> </text:p>
      <text:p text:style-name="P4">Vertical distance </text:p>
      <text:h text:style-name="Heading_20_2" text:outline-level="2" text:is-list-header="true">AbsDelta(KISP.Chess.Coordinate,System.Int32@,System.Int32@) method</text:h>
      <text:p text:style-name="Text_20_body">Calculate the absolute distances the piece traveled </text:p>
      <text:h text:style-name="Heading_20_4" text:outline-level="4" text:is-list-header="true">Parameters</text:h>
      <text:p text:style-name="List_20_Heading"><text:span text:style-name="T1">Other</text:span> </text:p>
      <text:p text:style-name="List_20_Contents">Another coordinate </text:p>
      <text:p text:style-name="List_20_Heading"><text:span text:style-name="T1">XDelta</text:span> </text:p>
      <text:p text:style-name="List_20_Contents">Horizontal distance </text:p>
      <text:p text:style-name="List_20_Heading"><text:span text:style-name="T1">YDelta</text:span> </text:p>
      <text:p text:style-name="P4">Vertical distance </text:p>
      <text:h text:style-name="Heading_20_2" text:outline-level="2" text:is-list-header="true">Direction(KISP.Chess.Coordinate,System.Int32@,System.Int32@) method</text:h>
      <text:p text:style-name="Text_20_body">Return a kind of a direction vector of -1, 0 or 1 for x and y </text:p>
      <text:h text:style-name="Heading_20_4" text:outline-level="4" text:is-list-header="true">Parameters</text:h>
      <text:p text:style-name="List_20_Heading"><text:span text:style-name="T1">Other</text:span> </text:p>
      <text:p text:style-name="List_20_Contents">Another coordinate </text:p>
      <text:p text:style-name="List_20_Heading"><text:span text:style-name="T1">XDirection</text:span> </text:p>
      <text:p text:style-name="List_20_Contents">Horizontal direction </text:p>
      <text:p text:style-name="List_20_Heading"><text:span text:style-name="T1">YDirection</text:span> </text:p>
      <text:p text:style-name="P4">Vertical direction </text:p>
      <text:h text:style-name="Heading_20_2" text:outline-level="2" text:is-list-header="true">ChessToIndex(System.String,System.Int32@,System.Int32@) method</text:h>
      <text:p text:style-name="Text_20_body">Convert from Chess to Index </text:p>
      <text:h text:style-name="Heading_20_4" text:outline-level="4" text:is-list-header="true">Parameters</text:h>
      <text:p text:style-name="List_20_Heading"><text:span text:style-name="T1">ChessCoord</text:span> </text:p>
      <text:p text:style-name="List_20_Contents">Chess coordinate as string </text:p>
      <text:p text:style-name="List_20_Heading"><text:span text:style-name="T1">X</text:span> </text:p>
      <text:p text:style-name="List_20_Contents">X Coordinate </text:p>
      <text:p text:style-name="List_20_Heading"><text:span text:style-name="T1">Y</text:span> </text:p>
      <text:p text:style-name="P4">Y Coordinate </text:p>
      <text:h text:style-name="Heading_20_2" text:outline-level="2" text:is-list-header="true">IndexToChess(System.Int32,System.Int32) method</text:h>
      <text:p text:style-name="Text_20_body">Convert from Index to Chess </text:p>
      <text:h text:style-name="Heading_20_4" text:outline-level="4" text:is-list-header="true">Parameters</text:h>
      <text:p text:style-name="List_20_Heading"><text:span text:style-name="T1">X</text:span> </text:p>
      <text:p text:style-name="List_20_Contents">X index coordinate </text:p>
      <text:p text:style-name="List_20_Heading"><text:span text:style-name="T1">Y</text:span> </text:p>
      <text:p text:style-name="P4">Y index coordinate </text:p>
      <text:h text:style-name="Heading_20_4" text:outline-level="4" text:is-list-header="true">Returns</text:h>
      <text:p text:style-name="Text_20_body">Chess coordinate </text:p>
      <text:h text:style-name="Heading_20_2" text:outline-level="2" text:is-list-header="true">BlackScreenToIndex(System.Int32@,System.Int32@) method</text:h>
      <text:p text:style-name="Text_20_body">Convert from Black Screen to Index </text:p>
      <text:h text:style-name="Heading_20_4" text:outline-level="4" text:is-list-header="true">Parameters</text:h>
      <text:p text:style-name="List_20_Heading"><text:span text:style-name="T1">X</text:span> </text:p>
      <text:p text:style-name="List_20_Contents">X coordinate (reference) </text:p>
      <text:p text:style-name="List_20_Heading"><text:span text:style-name="T1">Y</text:span> </text:p>
      <text:p text:style-name="P4">Y coordinate (reference) </text:p>
      <text:h text:style-name="Heading_20_2" text:outline-level="2" text:is-list-header="true">IndexToBlackScreen(System.Int32@,System.Int32@) method</text:h>
      <text:p text:style-name="Text_20_body">Convert from Index to Black Screen </text:p>
      <text:h text:style-name="Heading_20_4" text:outline-level="4" text:is-list-header="true">Parameters</text:h>
      <text:p text:style-name="List_20_Heading"><text:span text:style-name="T1">X</text:span> </text:p>
      <text:p text:style-name="List_20_Contents">X coordinate (reference) </text:p>
      <text:p text:style-name="List_20_Heading"><text:span text:style-name="T1">Y</text:span> </text:p>
      <text:p text:style-name="P4">Y coordinate (reference) </text:p>
      <text:h text:style-name="Heading_20_2" text:outline-level="2" text:is-list-header="true">WhiteScreenToIndex(System.Int32@,System.Int32@) method</text:h>
      <text:p text:style-name="Text_20_body">Convert from White Screen to Index </text:p>
      <text:h text:style-name="Heading_20_4" text:outline-level="4" text:is-list-header="true">Parameters</text:h>
      <text:p text:style-name="List_20_Heading"><text:span text:style-name="T1">X</text:span> </text:p>
      <text:p text:style-name="List_20_Contents">X coordinate (reference) </text:p>
      <text:p text:style-name="List_20_Heading"><text:span text:style-name="T1">Y</text:span> </text:p>
      <text:p text:style-name="P4">Y coordinate (reference) </text:p>
      <text:h text:style-name="Heading_20_2" text:outline-level="2" text:is-list-header="true">IndexToWhiteScreen(System.Int32@,System.Int32@) method</text:h>
      <text:p text:style-name="Text_20_body">Convert from Index to White Screen </text:p>
      <text:h text:style-name="Heading_20_4" text:outline-level="4" text:is-list-header="true">Parameters</text:h>
      <text:p text:style-name="List_20_Heading"><text:span text:style-name="T1">X</text:span> </text:p>
      <text:p text:style-name="List_20_Contents">X coordinate (reference) </text:p>
      <text:p text:style-name="List_20_Heading"><text:span text:style-name="T1">Y</text:span> </text:p>
      <text:p text:style-name="P4">Y coordinate (reference) </text:p>
      <text:h text:style-name="Heading_20_2" text:outline-level="2" text:is-list-header="true">X property</text:h>
      <text:p text:style-name="Text_20_body">X coordinate property </text:p>
      <text:h text:style-name="Heading_20_2" text:outline-level="2" text:is-list-header="true">Y property</text:h>
      <text:p text:style-name="Text_20_body">Y coordinate property </text:p>
      <text:h text:style-name="Heading_20_1" text:outline-level="1" text:is-list-header="true">KISP.Chess.Move</text:h>
      <text:p text:style-name="Text_20_body">This class represents a move as a set of two coordinates, a promotion piece type the optional capture of a piece. </text:p>
      <text:h text:style-name="Heading_20_2" text:outline-level="2" text:is-list-header="true">Move(System.String,System.String,System.String) method</text:h>
      <text:p text:style-name="Text_20_body">Create Move from two Chess Coordinates and a Promotion string </text:p>
      <text:h text:style-name="Heading_20_4" text:outline-level="4" text:is-list-header="true">Parameters</text:h>
      <text:p text:style-name="List_20_Heading"><text:span text:style-name="T1">From</text:span> </text:p>
      <text:p text:style-name="List_20_Contents">First chess coordinate </text:p>
      <text:p text:style-name="List_20_Heading"><text:span text:style-name="T1">To</text:span> </text:p>
      <text:p text:style-name="List_20_Contents">Second chess coordinate </text:p>
      <text:p text:style-name="List_20_Heading"><text:span text:style-name="T1">Promotion</text:span> </text:p>
      <text:p text:style-name="P4">Type to promote to </text:p>
      <text:h text:style-name="Heading_20_2" text:outline-level="2" text:is-list-header="true">Move(System.Int32,System.Int32,System.Int32,System.Int32,System.String) method</text:h>
      <text:p text:style-name="Text_20_body">Create Move from two Index Coordinates and a Promotion string </text:p>
      <text:h text:style-name="Heading_20_4" text:outline-level="4" text:is-list-header="true">Parameters</text:h>
      <text:p text:style-name="List_20_Heading"><text:span text:style-name="T1">FromX</text:span> </text:p>
      <text:p text:style-name="List_20_Contents">Source X coordinate </text:p>
      <text:p text:style-name="List_20_Heading"><text:span text:style-name="T1">FromY</text:span> </text:p>
      <text:p text:style-name="List_20_Contents">SourceY coordinate </text:p>
      <text:p text:style-name="List_20_Heading"><text:span text:style-name="T1">ToX</text:span> </text:p>
      <text:p text:style-name="List_20_Contents">Destination X coordinate </text:p>
      <text:p text:style-name="List_20_Heading"><text:span text:style-name="T1">ToY</text:span> </text:p>
      <text:p text:style-name="List_20_Contents">Destination Y coordinate </text:p>
      <text:p text:style-name="List_20_Heading"><text:span text:style-name="T1">Promotion</text:span> </text:p>
      <text:p text:style-name="P4">Type to promote to </text:p>
      <text:h text:style-name="Heading_20_2" text:outline-level="2" text:is-list-header="true">ToString method</text:h>
      <text:p text:style-name="Text_20_body">Return string representation of move </text:p>
      <text:h text:style-name="Heading_20_4" text:outline-level="4" text:is-list-header="true">Returns</text:h>
      <text:p text:style-name="Text_20_body">String representation of move </text:p>
      <text:h text:style-name="Heading_20_2" text:outline-level="2" text:is-list-header="true">PieceStrToType(System.String) method</text:h>
      <text:p text:style-name="Text_20_body">Convert a Promotion string to a PieceType. This method reeks of bad OO. </text:p>
      <text:h text:style-name="Heading_20_4" text:outline-level="4" text:is-list-header="true">Parameters</text:h>
      <text:p text:style-name="List_20_Heading"><text:span text:style-name="T1">PieceID</text:span> </text:p>
      <text:p text:style-name="P4">ID string that represents a piece </text:p>
      <text:h text:style-name="Heading_20_4" text:outline-level="4" text:is-list-header="true">Returns</text:h>
      <text:p text:style-name="Text_20_body">PieceType identifier </text:p>
      <text:h text:style-name="Heading_20_2" text:outline-level="2" text:is-list-header="true">Delta(System.Int32@,System.Int32@) method</text:h>
      <text:p text:style-name="Text_20_body">Calculate the distances the piece traveled </text:p>
      <text:h text:style-name="Heading_20_4" text:outline-level="4" text:is-list-header="true">Parameters</text:h>
      <text:p text:style-name="List_20_Heading"><text:span text:style-name="T1">XDelta</text:span> </text:p>
      <text:p text:style-name="List_20_Contents">Return the horizontal difference of the move </text:p>
      <text:p text:style-name="List_20_Heading"><text:span text:style-name="T1">YDelta</text:span> </text:p>
      <text:p text:style-name="P4">Return the vertical difference of the move </text:p>
      <text:h text:style-name="Heading_20_2" text:outline-level="2" text:is-list-header="true">AbsDelta(System.Int32@,System.Int32@) method</text:h>
      <text:p text:style-name="Text_20_body">Calculate the absolute distances the piece traveled </text:p>
      <text:h text:style-name="Heading_20_4" text:outline-level="4" text:is-list-header="true">Parameters</text:h>
      <text:p text:style-name="List_20_Heading"><text:span text:style-name="T1">XDelta</text:span> </text:p>
      <text:p text:style-name="List_20_Contents">See Delta </text:p>
      <text:p text:style-name="List_20_Heading"><text:span text:style-name="T1">YDelta</text:span> </text:p>
      <text:p text:style-name="P4">See Delta </text:p>
      <text:h text:style-name="Heading_20_2" text:outline-level="2" text:is-list-header="true">Direction(System.Int32@,System.Int32@) method</text:h>
      <text:p text:style-name="Text_20_body">Return a kind of a direction vector of -1, 0 or 1 for x and y </text:p>
      <text:h text:style-name="Heading_20_4" text:outline-level="4" text:is-list-header="true">Parameters</text:h>
      <text:p text:style-name="List_20_Heading"><text:span text:style-name="T1">XDirection</text:span> </text:p>
      <text:p text:style-name="List_20_Contents">An int indicating the horizontal direction of the move </text:p>
      <text:p text:style-name="List_20_Heading"><text:span text:style-name="T1">YDirection</text:span> </text:p>
      <text:p text:style-name="P4">An int indicating the vertical direction of the move </text:p>
      <text:h text:style-name="Heading_20_2" text:outline-level="2" text:is-list-header="true">From property</text:h>
      <text:p text:style-name="Text_20_body">From coordinate property </text:p>
      <text:h text:style-name="Heading_20_2" text:outline-level="2" text:is-list-header="true">To property</text:h>
      <text:p text:style-name="Text_20_body">To coordinate property </text:p>
      <text:h text:style-name="Heading_20_2" text:outline-level="2" text:is-list-header="true">Capture property</text:h>
      <text:p text:style-name="Text_20_body">The piece captured by this move [gets set on Board.ApplyMove] </text:p>
      <text:h text:style-name="Heading_20_1" text:outline-level="1" text:is-list-header="true">KISP.Chess.Board</text:h>
      <text:p text:style-name="Text_20_body">Representation of a chess board </text:p>
      <text:h text:style-name="Heading_20_2" text:outline-level="2" text:is-list-header="true">Board() method</text:h>
      <text:p text:style-name="Text_20_body">Initialize by populating the board </text:p>
      <text:h text:style-name="Heading_20_2" text:outline-level="2" text:is-list-header="true">PopulateBoard method</text:h>
      <text:p text:style-name="Text_20_body">Create new Array[8,8] for a Board and put pieces on it </text:p>
      <text:h text:style-name="Heading_20_2" text:outline-level="2" text:is-list-header="true">ApplyMove(KISP.Chess.Move) method</text:h>
      <text:p text:style-name="Text_20_body">Apply a move to the board </text:p>
      <text:h text:style-name="Heading_20_4" text:outline-level="4" text:is-list-header="true">Parameters</text:h>
      <text:p text:style-name="List_20_Heading"><text:span text:style-name="T1">m</text:span> </text:p>
      <text:p text:style-name="P4">Move to execute </text:p>
      <text:h text:style-name="Heading_20_2" text:outline-level="2" text:is-list-header="true">UndoMove(KISP.Chess.Move) method</text:h>
      <text:p text:style-name="Text_20_body">Undo a move. Sherlock says: "This may require that the move was previously applied." </text:p>
      <text:h text:style-name="Heading_20_4" text:outline-level="4" text:is-list-header="true">Parameters</text:h>
      <text:p text:style-name="List_20_Heading"><text:span text:style-name="T1">m</text:span> </text:p>
      <text:p text:style-name="P4">The move </text:p>
      <text:h text:style-name="Heading_20_2" text:outline-level="2" text:is-list-header="true">DoCastling(KISP.Chess.Move) method</text:h>
      <text:p text:style-name="Text_20_body">If the move is a castling move, find the tower and move it too </text:p>
      <text:h text:style-name="Heading_20_4" text:outline-level="4" text:is-list-header="true">Parameters</text:h>
      <text:p text:style-name="List_20_Heading"><text:span text:style-name="T1">m</text:span> </text:p>
      <text:p text:style-name="P4">The move </text:p>
      <text:h text:style-name="Heading_20_2" text:outline-level="2" text:is-list-header="true">UpdateCastlingStatus(KISP.Chess.Move) method</text:h>
      <text:p text:style-name="Text_20_body">Update teh booleans of this class </text:p>
      <text:h text:style-name="Heading_20_4" text:outline-level="4" text:is-list-header="true">Parameters</text:h>
      <text:p text:style-name="List_20_Heading"><text:span text:style-name="T1">m</text:span> </text:p>
      <text:p text:style-name="P4">Move to take cues from </text:p>
      <text:h text:style-name="Heading_20_2" text:outline-level="2" text:is-list-header="true">CountPiecesOfType(KISP.Chess.PieceType,KISP.Chess.PlayerColor) method</text:h>
      <text:p text:style-name="Text_20_body">Count all occurences of pieces with a given type and color </text:p>
      <text:h text:style-name="Heading_20_4" text:outline-level="4" text:is-list-header="true">Parameters</text:h>
      <text:p text:style-name="List_20_Heading"><text:span text:style-name="T1">pt</text:span> </text:p>
      <text:p text:style-name="List_20_Contents">Piece type to search for </text:p>
      <text:p text:style-name="List_20_Heading"><text:span text:style-name="T1">pc</text:span> </text:p>
      <text:p text:style-name="P4">Player color to search for </text:p>
      <text:h text:style-name="Heading_20_4" text:outline-level="4" text:is-list-header="true">Returns</text:h>
      <text:p text:style-name="Text_20_body">Count of ocurrences found </text:p>
      <text:h text:style-name="Heading_20_2" text:outline-level="2" text:is-list-header="true">FindPiecesOfType(KISP.Chess.PieceType,KISP.Chess.PlayerColor) method</text:h>
      <text:p text:style-name="Text_20_body">Return an array of coordinates of all pieces that match given criteria </text:p>
      <text:h text:style-name="Heading_20_4" text:outline-level="4" text:is-list-header="true">Parameters</text:h>
      <text:p text:style-name="List_20_Heading"><text:span text:style-name="T1">pt</text:span> </text:p>
      <text:p text:style-name="List_20_Contents">Piece type </text:p>
      <text:p text:style-name="List_20_Heading"><text:span text:style-name="T1">pc</text:span> </text:p>
      <text:p text:style-name="P4">Player color </text:p>
      <text:h text:style-name="Heading_20_4" text:outline-level="4" text:is-list-header="true">Returns</text:h>
      <text:p text:style-name="Text_20_body">Array of Coordinate objects </text:p>
      <text:h text:style-name="Heading_20_2" text:outline-level="2" text:is-list-header="true">ReturnPiecesBetween(KISP.Chess.Coordinate,KISP.Chess.Coordinate) method</text:h>
      <text:p text:style-name="Text_20_body">Return a list of pieces between coordinates A and B </text:p>
      <text:h text:style-name="Heading_20_4" text:outline-level="4" text:is-list-header="true">Parameters</text:h>
      <text:p text:style-name="List_20_Heading"><text:span text:style-name="T1">A</text:span> </text:p>
      <text:p text:style-name="List_20_Contents">Start coordinate </text:p>
      <text:p text:style-name="List_20_Heading"><text:span text:style-name="T1">B</text:span> </text:p>
      <text:p text:style-name="P4">End coordinates </text:p>
      <text:h text:style-name="Heading_20_4" text:outline-level="4" text:is-list-header="true">Returns</text:h>
      <text:p text:style-name="Text_20_body">Piece array; IIRC this array is 1 too long - sort of latent bug </text:p>
      <text:h text:style-name="Heading_20_2" text:outline-level="2" text:is-list-header="true">Item(System.Int32,System.Int32) property</text:h>
      <text:p text:style-name="Text_20_body">Default property by x and y </text:p>
      <text:h text:style-name="Heading_20_4" text:outline-level="4" text:is-list-header="true">Parameters</text:h>
      <text:p text:style-name="List_20_Heading"><text:span text:style-name="T1">y</text:span> </text:p>
      <text:p text:style-name="List_20_Contents">Y Coordinate </text:p>
      <text:p text:style-name="List_20_Heading"><text:span text:style-name="T1">x</text:span> </text:p>
      <text:p text:style-name="P4">X Coordinate </text:p>
      <text:h text:style-name="Heading_20_2" text:outline-level="2" text:is-list-header="true">Item(KISP.Chess.Coordinate) property</text:h>
      <text:p text:style-name="Text_20_body">Default property by coordinate </text:p>
      <text:h text:style-name="Heading_20_4" text:outline-level="4" text:is-list-header="true">Parameters</text:h>
      <text:p text:style-name="List_20_Heading"><text:span text:style-name="T1">c</text:span> </text:p>
      <text:p text:style-name="P4">Coordinate </text:p>
      <text:h text:style-name="Heading_20_2" text:outline-level="2" text:is-list-header="true">WhiteCanCastleShort property</text:h>
      <text:p text:style-name="Text_20_body">Status of white short castling ability </text:p>
      <text:h text:style-name="Heading_20_2" text:outline-level="2" text:is-list-header="true">WhiteCanCastleLong property</text:h>
      <text:p text:style-name="Text_20_body">Status of white long castling ability </text:p>
      <text:h text:style-name="Heading_20_2" text:outline-level="2" text:is-list-header="true">BlackCanCastleShort property</text:h>
      <text:p text:style-name="Text_20_body">Status of black short castling ability </text:p>
      <text:h text:style-name="Heading_20_2" text:outline-level="2" text:is-list-header="true">BlackCanCastleLong property</text:h>
      <text:p text:style-name="Text_20_body">Status of black long castling ability </text:p>
      <text:h text:style-name="Heading_20_1" text:outline-level="1" text:is-list-header="true">KISP.Search.Search</text:h>
      <text:p text:style-name="Text_20_body">Container class for different types of search methods </text:p>
      <text:h text:style-name="Heading_20_2" text:outline-level="2" text:is-list-header="true">Search() method</text:h>
      <text:p text:style-name="Text_20_body">Performs the search on all search methods </text:p>
      <text:h text:style-name="Heading_20_2" text:outline-level="2" text:is-list-header="true">Find(System.String) method</text:h>
      <text:p text:style-name="Text_20_body">Performs the actual search </text:p>
      <text:h text:style-name="Heading_20_4" text:outline-level="4" text:is-list-header="true">Parameters</text:h>
      <text:p text:style-name="List_20_Heading"><text:span text:style-name="T1">SearchString</text:span> </text:p>
      <text:p text:style-name="P4">The string to be searched for </text:p>
      <text:h text:style-name="Heading_20_4" text:outline-level="4" text:is-list-header="true">Returns</text:h>
      <text:p text:style-name="Text_20_body">XMLDocument with the search results </text:p>
      <text:h text:style-name="Heading_20_2" text:outline-level="2" text:is-list-header="true">MoveChecker(KISP.Chess.ChessGame) method</text:h>
      <text:p text:style-name="Text_20_body">Reference to chess game, mostly for chess board and some booleans </text:p>
      <text:h text:style-name="Heading_20_4" text:outline-level="4" text:is-list-header="true">Parameters</text:h>
      <text:p text:style-name="P5"><text:span text:style-name="T1">chessgame</text:span> </text:p>
      <text:h text:style-name="Heading_20_2" text:outline-level="2" text:is-list-header="true">IsLegalMove(KISP.Chess.Move) method</text:h>
      <text:p text:style-name="Text_20_body">Check if a move is legal: it must be ANY move, be possible for that piece, not be obstructed by another piece, it must be a legal capture (if any) and must relieve a check condition (if any). </text:p>
      <text:h text:style-name="Heading_20_4" text:outline-level="4" text:is-list-header="true">Parameters</text:h>
      <text:p text:style-name="List_20_Heading"><text:span text:style-name="T1">m</text:span> </text:p>
      <text:p text:style-name="P4">Move object </text:p>
      <text:h text:style-name="Heading_20_4" text:outline-level="4" text:is-list-header="true">Returns</text:h>
      <text:p text:style-name="Text_20_body">Truee if the move is OK </text:p>
      <text:h text:style-name="Heading_20_2" text:outline-level="2" text:is-list-header="true">IsAnyMoveAtAll(KISP.Chess.Move) method</text:h>
      <text:p text:style-name="Text_20_body">Returns true if the begin and end coordinates are not equal </text:p>
      <text:h text:style-name="Heading_20_4" text:outline-level="4" text:is-list-header="true">Parameters</text:h>
      <text:p text:style-name="List_20_Heading"><text:span text:style-name="T1">m</text:span> </text:p>
      <text:p text:style-name="P4">Move </text:p>
      <text:h text:style-name="Heading_20_4" text:outline-level="4" text:is-list-header="true">Returns</text:h>
      <text:p text:style-name="Text_20_body">True if it's a move </text:p>
      <text:h text:style-name="Heading_20_2" text:outline-level="2" text:is-list-header="true">IsLegalForPieceType(KISP.Chess.Move) method</text:h>
      <text:p text:style-name="Text_20_body">Returns true if move is legal for piece type </text:p>
      <text:h text:style-name="Heading_20_4" text:outline-level="4" text:is-list-header="true">Parameters</text:h>
      <text:p text:style-name="List_20_Heading"><text:span text:style-name="T1">m</text:span> </text:p>
      <text:p text:style-name="P4">Move </text:p>
      <text:h text:style-name="Heading_20_4" text:outline-level="4" text:is-list-header="true">Returns</text:h>
      <text:p text:style-name="Text_20_body">True if move is possible for piece </text:p>
      <text:h text:style-name="Heading_20_2" text:outline-level="2" text:is-list-header="true">IsLegalForKing(KISP.Chess.Move) method</text:h>
      <text:p text:style-name="Text_20_body">Check if move is legal for king </text:p>
      <text:h text:style-name="Heading_20_4" text:outline-level="4" text:is-list-header="true">Parameters</text:h>
      <text:p text:style-name="List_20_Heading"><text:span text:style-name="T1">m</text:span> </text:p>
      <text:p text:style-name="P4">Move </text:p>
      <text:h text:style-name="Heading_20_4" text:outline-level="4" text:is-list-header="true">Returns</text:h>
      <text:p text:style-name="Text_20_body">True if m is a legal king move </text:p>
      <text:h text:style-name="Heading_20_2" text:outline-level="2" text:is-list-header="true">IsLegalCastling(KISP.Chess.Move) method</text:h>
      <text:p text:style-name="Text_20_body">Return true if m is a legal castling move for a king! </text:p>
      <text:h text:style-name="Heading_20_4" text:outline-level="4" text:is-list-header="true">Parameters</text:h>
      <text:p text:style-name="List_20_Heading"><text:span text:style-name="T1">m</text:span> </text:p>
      <text:p text:style-name="P4">Move </text:p>
      <text:h text:style-name="Heading_20_4" text:outline-level="4" text:is-list-header="true">Returns</text:h>
      <text:p text:style-name="Text_20_body">True if m is a legal castling move </text:p>
      <text:h text:style-name="Heading_20_2" text:outline-level="2" text:is-list-header="true">IsLegalForRook(System.Int32,System.Int32) method</text:h>
      <text:p text:style-name="Text_20_body">Check if move is legal for rook </text:p>
      <text:h text:style-name="Heading_20_4" text:outline-level="4" text:is-list-header="true">Parameters</text:h>
      <text:p text:style-name="List_20_Heading"><text:span text:style-name="T1">XDelta</text:span> </text:p>
      <text:p text:style-name="List_20_Contents">Horizontal distance travelled </text:p>
      <text:p text:style-name="List_20_Heading"><text:span text:style-name="T1">YDelta</text:span> </text:p>
      <text:p text:style-name="P4">Vertical distance travelled </text:p>
      <text:h text:style-name="Heading_20_4" text:outline-level="4" text:is-list-header="true">Returns</text:h>
      <text:p text:style-name="Text_20_body">True if m is a legal rook move </text:p>
      <text:h text:style-name="Heading_20_2" text:outline-level="2" text:is-list-header="true">IsLegalForBishop(System.Int32,System.Int32) method</text:h>
      <text:p text:style-name="Text_20_body">Check if move is legal for bishop </text:p>
      <text:h text:style-name="Heading_20_4" text:outline-level="4" text:is-list-header="true">Parameters</text:h>
      <text:p text:style-name="List_20_Heading"><text:span text:style-name="T1">XDelta</text:span> </text:p>
      <text:p text:style-name="List_20_Contents">Horizontal distance travelled </text:p>
      <text:p text:style-name="List_20_Heading"><text:span text:style-name="T1">YDelta</text:span> </text:p>
      <text:p text:style-name="P4">Vertical distance travelled </text:p>
      <text:h text:style-name="Heading_20_4" text:outline-level="4" text:is-list-header="true">Returns</text:h>
      <text:h text:style-name="Heading_20_2" text:outline-level="2" text:is-list-header="true">IsLegalForKnight(System.Int32,System.Int32) method</text:h>
      <text:p text:style-name="Text_20_body">Check if move is legal for knight </text:p>
      <text:h text:style-name="Heading_20_4" text:outline-level="4" text:is-list-header="true">Parameters</text:h>
      <text:p text:style-name="List_20_Heading"><text:span text:style-name="T1">XDelta</text:span> </text:p>
      <text:p text:style-name="List_20_Contents">Horizontal distance travelled </text:p>
      <text:p text:style-name="List_20_Heading"><text:span text:style-name="T1">YDelta</text:span> </text:p>
      <text:p text:style-name="P4">Vertical distance travelled </text:p>
      <text:h text:style-name="Heading_20_4" text:outline-level="4" text:is-list-header="true">Returns</text:h>
      <text:h text:style-name="Heading_20_2" text:outline-level="2" text:is-list-header="true">IsLegalForQueen(System.Int32,System.Int32) method</text:h>
      <text:p text:style-name="Text_20_body">Check if move is legal for queen </text:p>
      <text:h text:style-name="Heading_20_4" text:outline-level="4" text:is-list-header="true">Parameters</text:h>
      <text:p text:style-name="List_20_Heading"><text:span text:style-name="T1">XDelta</text:span> </text:p>
      <text:p text:style-name="P5"><text:span text:style-name="T1">YDelta</text:span> </text:p>
      <text:h text:style-name="Heading_20_4" text:outline-level="4" text:is-list-header="true">Returns</text:h>
      <text:h text:style-name="Heading_20_2" text:outline-level="2" text:is-list-header="true">IsLegalForPawn(KISP.Chess.Move) method</text:h>
      <text:p text:style-name="Text_20_body">Check if move is legal for pawn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IsLegalPawnMove(KISP.Chess.Move) method</text:h>
      <text:p text:style-name="Text_20_body">Return true if the move is a legal pawn move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IsLegalPawnCapture(KISP.Chess.Move) method</text:h>
      <text:p text:style-name="Text_20_body">Return true if the move is a legal capture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IsUnobstructed(KISP.Chess.Move) method</text:h>
      <text:p text:style-name="Text_20_body">Check if no pieces are between the start and end point of the move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IsLegalCapture(KISP.Chess.Move) method</text:h>
      <text:p text:style-name="Text_20_body">Return true if move is a legal capture or a move to an empty spot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RelievesCheck(KISP.Chess.Move) method</text:h>
      <text:p text:style-name="Text_20_body">Return true if move relieves check condition or true if there was no check condition to begin with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KingIsNowInCheck method</text:h>
      <text:p text:style-name="Text_20_body">Returns true if the king is in check in this board posiiton </text:p>
      <text:h text:style-name="Heading_20_4" text:outline-level="4" text:is-list-header="true">Returns</text:h>
      <text:h text:style-name="Heading_20_2" text:outline-level="2" text:is-list-header="true">KingWillBeInCheck(KISP.Chess.Move) method</text:h>
      <text:p text:style-name="Text_20_body">Returns true if the king will be in check at the end of the move </text:p>
      <text:h text:style-name="Heading_20_4" text:outline-level="4" text:is-list-header="true">Parameters</text:h>
      <text:p text:style-name="P5"><text:span text:style-name="T1">m</text:span> </text:p>
      <text:h text:style-name="Heading_20_4" text:outline-level="4" text:is-list-header="true">Returns</text:h>
      <text:h text:style-name="Heading_20_2" text:outline-level="2" text:is-list-header="true">KingInCheckByRook(KISP.Chess.Coordinate) method</text:h>
      <text:p text:style-name="Text_20_body">Returns true if king is in check because of a rook </text:p>
      <text:h text:style-name="Heading_20_4" text:outline-level="4" text:is-list-header="true">Parameters</text:h>
      <text:p text:style-name="P5"><text:span text:style-name="T1">King</text:span> </text:p>
      <text:h text:style-name="Heading_20_4" text:outline-level="4" text:is-list-header="true">Returns</text:h>
      <text:h text:style-name="Heading_20_2" text:outline-level="2" text:is-list-header="true">KingInCheckByBishop(KISP.Chess.Coordinate) method</text:h>
      <text:p text:style-name="Text_20_body">Returns true if king in check because of a bishop </text:p>
      <text:h text:style-name="Heading_20_4" text:outline-level="4" text:is-list-header="true">Parameters</text:h>
      <text:p text:style-name="P5"><text:span text:style-name="T1">King</text:span> </text:p>
      <text:h text:style-name="Heading_20_4" text:outline-level="4" text:is-list-header="true">Returns</text:h>
      <text:h text:style-name="Heading_20_2" text:outline-level="2" text:is-list-header="true">KingInCheckByQueen(KISP.Chess.Coordinate) method</text:h>
      <text:p text:style-name="Text_20_body">Returns true if king in check because of a queen </text:p>
      <text:h text:style-name="Heading_20_4" text:outline-level="4" text:is-list-header="true">Parameters</text:h>
      <text:p text:style-name="P5"><text:span text:style-name="T1">King</text:span> </text:p>
      <text:h text:style-name="Heading_20_4" text:outline-level="4" text:is-list-header="true">Returns</text:h>
      <text:h text:style-name="Heading_20_2" text:outline-level="2" text:is-list-header="true">KingInCheckByKnight(KISP.Chess.Coordinate) method</text:h>
      <text:p text:style-name="Text_20_body">Returns true if king in check because of a knight </text:p>
      <text:h text:style-name="Heading_20_4" text:outline-level="4" text:is-list-header="true">Parameters</text:h>
      <text:p text:style-name="P5"><text:span text:style-name="T1">King</text:span> </text:p>
      <text:h text:style-name="Heading_20_4" text:outline-level="4" text:is-list-header="true">Returns</text:h>
      <text:h text:style-name="Heading_20_2" text:outline-level="2" text:is-list-header="true">KingInCheckByPawn(KISP.Chess.Coordinate) method</text:h>
      <text:p text:style-name="Text_20_body">Returns true if king in check because of a pawn </text:p>
      <text:h text:style-name="Heading_20_4" text:outline-level="4" text:is-list-header="true">Parameters</text:h>
      <text:p text:style-name="P5"><text:span text:style-name="T1">King</text:span> </text:p>
      <text:h text:style-name="Heading_20_4" text:outline-level="4" text:is-list-header="true">Returns</text:h>
      <text:h text:style-name="Heading_20_1" text:outline-level="1" text:is-list-header="true">KISP.Chess.ChessProtocol</text:h>
      <text:p text:style-name="Text_20_body">Class that handles the chess protocol </text:p>
      <text:h text:style-name="Heading_20_2" text:outline-level="2" text:is-list-header="true">ChessProtocol(System.Net.IPAddress,System.Int32) method</text:h>
      <text:p text:style-name="Text_20_body">Connect to remote chess server </text:p>
      <text:h text:style-name="Heading_20_4" text:outline-level="4" text:is-list-header="true">Parameters</text:h>
      <text:p text:style-name="List_20_Heading"><text:span text:style-name="T1">RemoteIP</text:span> </text:p>
      <text:p text:style-name="List_20_Contents">IP address of remote peer </text:p>
      <text:p text:style-name="List_20_Heading"><text:span text:style-name="T1">RemotePort</text:span> </text:p>
      <text:p text:style-name="P4">Port of remote peer </text:p>
      <text:h text:style-name="Heading_20_2" text:outline-level="2" text:is-list-header="true">ChessProtocol(System.Int32,KISP.Nexus.Nexus) method</text:h>
      <text:p text:style-name="Text_20_body">Start chess server </text:p>
      <text:h text:style-name="Heading_20_4" text:outline-level="4" text:is-list-header="true">Parameters</text:h>
      <text:p text:style-name="List_20_Heading"><text:span text:style-name="T1">Port</text:span> </text:p>
      <text:p text:style-name="List_20_Contents">Port for server </text:p>
      <text:p text:style-name="List_20_Heading"><text:span text:style-name="T1">Nexus</text:span> </text:p>
      <text:p text:style-name="P4">Reference to Nexus object </text:p>
      <text:h text:style-name="Heading_20_2" text:outline-level="2" text:is-list-header="true">Listen method</text:h>
      <text:p text:style-name="Text_20_body">Listen method to be executed by thread </text:p>
      <text:h text:style-name="Heading_20_2" text:outline-level="2" text:is-list-header="true">Read method</text:h>
      <text:p text:style-name="Text_20_body">Read method to be executed by threads </text:p>
      <text:h text:style-name="Heading_20_2" text:outline-level="2" text:is-list-header="true">Write(System.String) method</text:h>
      <text:p text:style-name="Text_20_body">Send command to peer </text:p>
      <text:h text:style-name="Heading_20_4" text:outline-level="4" text:is-list-header="true">Parameters</text:h>
      <text:p text:style-name="List_20_Heading"><text:span text:style-name="T1">Line</text:span> </text:p>
      <text:p text:style-name="P4">Any text </text:p>
      <text:h text:style-name="Heading_20_2" text:outline-level="2" text:is-list-header="true">SendMove(System.String,System.String,System.String) method</text:h>
      <text:p text:style-name="Text_20_body">Send move to peer </text:p>
      <text:h text:style-name="Heading_20_4" text:outline-level="4" text:is-list-header="true">Parameters</text:h>
      <text:p text:style-name="List_20_Heading"><text:span text:style-name="T1">From</text:span> </text:p>
      <text:p text:style-name="List_20_Contents">From coordinate </text:p>
      <text:p text:style-name="List_20_Heading"><text:span text:style-name="T1">To</text:span> </text:p>
      <text:p text:style-name="List_20_Contents">To coordinate </text:p>
      <text:p text:style-name="List_20_Heading"><text:span text:style-name="T1">Promotion</text:span> </text:p>
      <text:p text:style-name="P4">Promotion </text:p>
      <text:h text:style-name="Heading_20_2" text:outline-level="2" text:is-list-header="true">SendMove(System.String) method</text:h>
      <text:p text:style-name="Text_20_body">Send move to peer </text:p>
      <text:h text:style-name="Heading_20_4" text:outline-level="4" text:is-list-header="true">Parameters</text:h>
      <text:p text:style-name="P5"><text:span text:style-name="T1">MoveString</text:span> </text:p>
      <text:h text:style-name="Heading_20_2" text:outline-level="2" text:is-list-header="true">SendMessage(System.String) method</text:h>
      <text:p text:style-name="Text_20_body">Send chat message to opponent </text:p>
      <text:h text:style-name="Heading_20_4" text:outline-level="4" text:is-list-header="true">Parameters</text:h>
      <text:p text:style-name="List_20_Heading"><text:span text:style-name="T1">Line</text:span> </text:p>
      <text:p text:style-name="P4">Some joke </text:p>
      <text:h text:style-name="Heading_20_2" text:outline-level="2" text:is-list-header="true">Surrender method</text:h>
      <text:p text:style-name="Text_20_body">Send surrender command to opponnent </text:p>
      <text:h text:style-name="Heading_20_2" text:outline-level="2" text:is-list-header="true">EndGame method</text:h>
      <text:p text:style-name="Text_20_body">User shuts down his game and gives win to opponent </text:p>
      <text:h text:style-name="Heading_20_2" text:outline-level="2" text:is-list-header="true">OfferDraw method</text:h>
      <text:p text:style-name="Text_20_body">Send draw offer </text:p>
      <text:h text:style-name="Heading_20_2" text:outline-level="2" text:is-list-header="true">DrawOk method</text:h>
      <text:p text:style-name="Text_20_body">Send draw offer acceptance </text:p>
      <text:h text:style-name="Heading_20_2" text:outline-level="2" text:is-list-header="true">DrawDeny method</text:h>
      <text:p text:style-name="Text_20_body">Send draw offer rejection </text:p>
      <text:h text:style-name="Heading_20_1" text:outline-level="1" text:is-list-header="true">KISP.Binary.BinaryClient</text:h>
      <text:p text:style-name="Text_20_body">Binary Socket client that get binary data from a server socket and creates a new file. </text:p>
      <text:h text:style-name="Heading_20_2" text:outline-level="2" text:is-list-header="true">BinaryClient(System.String,System.Int32,System.String,KISP.Nexus.Nexus,System.Int64) method</text:h>
      <text:p text:style-name="Text_20_body">Sets the necessary variables </text:p>
      <text:h text:style-name="Heading_20_4" text:outline-level="4" text:is-list-header="true">Parameters</text:h>
      <text:p text:style-name="List_20_Heading"><text:span text:style-name="T1">_ServerIP</text:span> </text:p>
      <text:p text:style-name="List_20_Contents">IP of the server to connect to </text:p>
      <text:p text:style-name="List_20_Heading"><text:span text:style-name="T1">_Port</text:span> </text:p>
      <text:p text:style-name="List_20_Contents">Port of the server to connect to </text:p>
      <text:p text:style-name="List_20_Heading"><text:span text:style-name="T1">_FileName</text:span> </text:p>
      <text:p text:style-name="List_20_Contents">Filename where the data has to be saved </text:p>
      <text:p text:style-name="List_20_Heading"><text:span text:style-name="T1">_Nexus</text:span> </text:p>
      <text:p text:style-name="List_20_Contents">Pointer to the central Nexus </text:p>
      <text:p text:style-name="List_20_Heading"><text:span text:style-name="T1">_FileLength</text:span> </text:p>
      <text:p text:style-name="P4">The raw binary file lengt of the file to be received </text:p>
      <text:h text:style-name="Heading_20_2" text:outline-level="2" text:is-list-header="true">ReceiveFile method</text:h>
      <text:p text:style-name="Text_20_body">Connects to the server and creates the local resource </text:p>
      <text:h text:style-name="Heading_20_1" text:outline-level="1" text:is-list-header="true">KISP.Program</text:h>
      <text:p text:style-name="Text_20_body">Hyper main class that creates the main class (Nexus) </text:p>
      <text:h text:style-name="Heading_20_2" text:outline-level="2" text:is-list-header="true">Main(System.String[]) method</text:h>
      <text:p text:style-name="Text_20_body">Ye'olde maine method, ARRRRR! </text:p>
      <text:h text:style-name="Heading_20_4" text:outline-level="4" text:is-list-header="true">Parameters</text:h>
      <text:p text:style-name="List_20_Heading"><text:span text:style-name="T1">args</text:span> </text:p>
      <text:p text:style-name="P4">Arguments </text:p>
      <text:h text:style-name="Heading_20_2" text:outline-level="2" text:is-list-header="true">TestMainProtocol method</text:h>
      <text:p text:style-name="Text_20_body">Test main protocol </text:p>
      <text:h text:style-name="Heading_20_2" text:outline-level="2" text:is-list-header="true">TestConfiguration method</text:h>
      <text:p text:style-name="Text_20_body">Test configuration object </text:p>
      <text:h text:style-name="Heading_20_2" text:outline-level="2" text:is-list-header="true">TestSearch method</text:h>
      <text:p text:style-name="Text_20_body">Do a test search </text:p>
      <text:h text:style-name="Heading_20_2" text:outline-level="2" text:is-list-header="true">TestMulticastSend method</text:h>
      <text:p text:style-name="Text_20_body">Try out multicast code </text:p>
      <text:h text:style-name="Heading_20_2" text:outline-level="2" text:is-list-header="true">StartWindowsProgram method</text:h>
      <text:p text:style-name="Text_20_body">Start windows form </text:p>
      <text:h text:style-name="Heading_20_1" text:outline-level="1" text:is-list-header="true">KISP.Chess.HistoryDelegate</text:h>
      <text:p text:style-name="Text_20_body">Delegate to add Chess history to the form </text:p>
      <text:h text:style-name="Heading_20_1" text:outline-level="1" text:is-list-header="true">KISP.Chess.DisposeDelegate</text:h>
      <text:p text:style-name="Text_20_body">Delegate to dispose the chessgame </text:p>
      <text:h text:style-name="Heading_20_1" text:outline-level="1" text:is-list-header="true">KISP.Chess.ChessGame</text:h>
      <text:p text:style-name="Text_20_body">Class that represents everything there is to know about a chess game </text:p>
      <text:h text:style-name="Heading_20_2" text:outline-level="2" text:is-list-header="true">ChessGame(KISP.Chess.ChessProtocol,KISP.Chess.PlayerColor) method</text:h>
      <text:p text:style-name="Text_20_body">Create new chess game object </text:p>
      <text:h text:style-name="Heading_20_2" text:outline-level="2" text:is-list-header="true">SendMessage(System.String) method</text:h>
      <text:p text:style-name="Text_20_body">Send chat message to opponent </text:p>
      <text:h text:style-name="Heading_20_4" text:outline-level="4" text:is-list-header="true">Parameters</text:h>
      <text:p text:style-name="List_20_Heading"><text:span text:style-name="T1">Line</text:span> </text:p>
      <text:p text:style-name="P4">Some witty comment </text:p>
      <text:h text:style-name="Heading_20_2" text:outline-level="2" text:is-list-header="true">Surrender method</text:h>
      <text:p text:style-name="Text_20_body">Yield the game to opponent </text:p>
      <text:h text:style-name="Heading_20_2" text:outline-level="2" text:is-list-header="true">EndGame method</text:h>
      <text:p text:style-name="Text_20_body">Abandon game </text:p>
      <text:h text:style-name="Heading_20_2" text:outline-level="2" text:is-list-header="true">OfferDraw method</text:h>
      <text:p text:style-name="Text_20_body">Offer draw to opponent </text:p>
      <text:h text:style-name="Heading_20_2" text:outline-level="2" text:is-list-header="true">SetChessInterface(KISP.Chess.ChessForm) method</text:h>
      <text:p text:style-name="Text_20_body">Set reference to externally created ChessForm </text:p>
      <text:h text:style-name="Heading_20_4" text:outline-level="4" text:is-list-header="true">Parameters</text:h>
      <text:p text:style-name="List_20_Heading"><text:span text:style-name="T1">TehChessForm</text:span> </text:p>
      <text:p text:style-name="P4">Reference to chess form object </text:p>
      <text:h text:style-name="Heading_20_2" text:outline-level="2" text:is-list-header="true">CreateChessInterface method</text:h>
      <text:p text:style-name="Text_20_body">Create a ChessForm </text:p>
      <text:h text:style-name="Heading_20_2" text:outline-level="2" text:is-list-header="true">ChangeColor method</text:h>
      <text:p text:style-name="Text_20_body">Switch player-to-move color </text:p>
      <text:h text:style-name="Heading_20_2" text:outline-level="2" text:is-list-header="true">UserMove(System.Int32,System.Int32,System.Int32,System.Int32) method</text:h>
      <text:p text:style-name="Text_20_body">Do a move that was initiated by the user </text:p>
      <text:h text:style-name="Heading_20_4" text:outline-level="4" text:is-list-header="true">Parameters</text:h>
      <text:p text:style-name="List_20_Heading"><text:span text:style-name="T1">FromX</text:span> </text:p>
      <text:p text:style-name="List_20_Contents">X coordinate </text:p>
      <text:p text:style-name="List_20_Heading"><text:span text:style-name="T1">FromY</text:span> </text:p>
      <text:p text:style-name="List_20_Contents">Y coordinate </text:p>
      <text:p text:style-name="List_20_Heading"><text:span text:style-name="T1">ToX</text:span> </text:p>
      <text:p text:style-name="List_20_Contents">X coordinate </text:p>
      <text:p text:style-name="List_20_Heading"><text:span text:style-name="T1">ToY</text:span> </text:p>
      <text:p text:style-name="P4">Y coordinate </text:p>
      <text:h text:style-name="Heading_20_2" text:outline-level="2" text:is-list-header="true">PeerMove(KISP.Chess.Move) method</text:h>
      <text:p text:style-name="Text_20_body">Execute a move that was initiated by a peer </text:p>
      <text:h text:style-name="Heading_20_4" text:outline-level="4" text:is-list-header="true">Parameters</text:h>
      <text:p text:style-name="List_20_Heading"><text:span text:style-name="T1">m</text:span> </text:p>
      <text:p text:style-name="P4">Remote opponent sends a move </text:p>
      <text:h text:style-name="Heading_20_2" text:outline-level="2" text:is-list-header="true">Dispose method</text:h>
      <text:p text:style-name="Text_20_body">Dispose of the chess game and the chess form. </text:p>
      <text:h text:style-name="Heading_20_2" text:outline-level="2" text:is-list-header="true">PromotionType property</text:h>
      <text:p text:style-name="Text_20_body">Promotion type property </text:p>
      <text:h text:style-name="Heading_20_2" text:outline-level="2" text:is-list-header="true">PlayerToMove property</text:h>
      <text:p text:style-name="Text_20_body">Property: Current player to move </text:p>
      <text:h text:style-name="Heading_20_2" text:outline-level="2" text:is-list-header="true">MyColor property</text:h>
      <text:p text:style-name="Text_20_body">Property: Own color </text:p>
      <text:h text:style-name="Heading_20_2" text:outline-level="2" text:is-list-header="true">OtherColor property</text:h>
      <text:p text:style-name="Text_20_body">Property: Other's color </text:p>
      <text:h text:style-name="Heading_20_2" text:outline-level="2" text:is-list-header="true">Board property</text:h>
      <text:p text:style-name="Text_20_body">Property: Board object </text:p>
      <text:h text:style-name="Heading_20_1" text:outline-level="1" text:is-list-header="true">KISP.AboutForm</text:h>
      <text:p text:style-name="Text_20_body">Part of the AboutForm </text:p>
      <text:h text:style-name="Heading_20_2" text:outline-level="2" text:is-list-header="true">components field</text:h>
      <text:p text:style-name="Text_20_body">Required designer variable. </text:p>
      <text:h text:style-name="Heading_20_2" text:outline-level="2" text:is-list-header="true">Dispose(System.Boolean) method</text:h>
      <text:p text:style-name="Text_20_body">Clean up any resources being used. </text:p>
      <text:h text:style-name="Heading_20_4" text:outline-level="4" text:is-list-header="true">Parameters</text:h>
      <text:p text:style-name="List_20_Heading"><text:span text:style-name="T1">disposing</text:span> </text:p>
      <text:p text:style-name="P4">true if managed resources should be disposed; otherwise, false. </text:p>
      <text:h text:style-name="Heading_20_2" text:outline-level="2" text:is-list-header="true">InitializeComponent method</text:h>
      <text:p text:style-name="Text_20_body">Required method for Designer support - do not modify the contents of this method with the code editor. </text:p>
      <text:h text:style-name="Heading_20_2" text:outline-level="2" text:is-list-header="true">AboutForm() method</text:h>
      <text:p text:style-name="Text_20_body">Construct About form </text:p>
      <text:h text:style-name="Heading_20_2" text:outline-level="2" text:is-list-header="true">Btn_Close_Click(System.Object,System.EventArgs) method</text:h>
      <text:p text:style-name="Text_20_body">Event: button close clicked </text:p>
      <text:h text:style-name="Heading_20_4" text:outline-level="4" text:is-list-header="true">Parameters</text:h>
      <text:p text:style-name="List_20_Heading"><text:span text:style-name="T1">sender</text:span> </text:p>
      <text:p text:style-name="List_20_Contents">Sending object </text:p>
      <text:p text:style-name="List_20_Heading"><text:span text:style-name="T1">e</text:span> </text:p>
      <text:p text:style-name="P4">Event information </text:p>
      <text:h text:style-name="Heading_20_1" text:outline-level="1" text:is-list-header="true">KISP.Multicast.Multicast</text:h>
      <text:p text:style-name="Text_20_body">Class for sending multicast messages </text:p>
      <text:h text:style-name="Heading_20_2" text:outline-level="2" text:is-list-header="true">Multicast(KISP.Nexus.Nexus,System.Boolean,System.Boolean) method</text:h>
      <text:p text:style-name="Text_20_body">Create Multicast object </text:p>
      <text:h text:style-name="Heading_20_4" text:outline-level="4" text:is-list-header="true">Parameters</text:h>
      <text:p text:style-name="List_20_Heading"><text:span text:style-name="T1">nexus</text:span> </text:p>
      <text:p text:style-name="List_20_Contents">Nexus object so that multicasts from peers can be handled </text:p>
      <text:p text:style-name="List_20_Heading"><text:span text:style-name="T1">read</text:span> </text:p>
      <text:p text:style-name="List_20_Contents">Create in read mode </text:p>
      <text:p text:style-name="List_20_Heading"><text:span text:style-name="T1">write</text:span> </text:p>
      <text:p text:style-name="P4">Create in write mode </text:p>
      <text:h text:style-name="Heading_20_2" text:outline-level="2" text:is-list-header="true">CreateWriteMulticast method</text:h>
      <text:p text:style-name="Text_20_body">Create multicast writer socket </text:p>
      <text:h text:style-name="Heading_20_2" text:outline-level="2" text:is-list-header="true">CreateReadMulticast method</text:h>
      <text:p text:style-name="Text_20_body">Create multicast reader socket </text:p>
      <text:h text:style-name="Heading_20_2" text:outline-level="2" text:is-list-header="true">DoWriteMulticast method</text:h>
      <text:p text:style-name="Text_20_body">Thread: send IP address to multicast address every so often </text:p>
      <text:h text:style-name="Heading_20_2" text:outline-level="2" text:is-list-header="true">DoReadMulticast method</text:h>
      <text:p text:style-name="Text_20_body">Thread: do something when somebody sends IP address </text:p>
      <text:h text:style-name="Heading_20_1" text:outline-level="1" text:is-list-header="true">KISP.Binary.BinaryServer</text:h>
      <text:p text:style-name="Text_20_body">Listens on a local port and sends a local binary file on connection </text:p>
      <text:h text:style-name="Heading_20_2" text:outline-level="2" text:is-list-header="true">BinaryServer(System.Int32,System.String,KISP.Interface.Graphical.GraphicalInterface,KISP.Nexus.Nexus) method</text:h>
      <text:p text:style-name="Text_20_body">Sets the local variables </text:p>
      <text:h text:style-name="Heading_20_4" text:outline-level="4" text:is-list-header="true">Parameters</text:h>
      <text:p text:style-name="List_20_Heading"><text:span text:style-name="T1">_Port</text:span> </text:p>
      <text:p text:style-name="List_20_Contents">Port to listen to </text:p>
      <text:p text:style-name="List_20_Heading"><text:span text:style-name="T1">_FileName</text:span> </text:p>
      <text:p text:style-name="List_20_Contents">Local resource to be send </text:p>
      <text:p text:style-name="List_20_Heading"><text:span text:style-name="T1">_Interface</text:span> </text:p>
      <text:p text:style-name="List_20_Contents">Pointer to the interface (for status updating) </text:p>
      <text:p text:style-name="List_20_Heading"><text:span text:style-name="T1">_Nexus</text:span> </text:p>
      <text:p text:style-name="P4">Pointer to Nexus </text:p>
      <text:h text:style-name="Heading_20_2" text:outline-level="2" text:is-list-header="true">Start method</text:h>
      <text:p text:style-name="Text_20_body">Starts the binary server and waits for connections. If connected, the server sends the raw binary data over the socket </text:p>
      <text:h text:style-name="Heading_20_1" text:outline-level="1" text:is-list-header="true">KISP.Search.SearchLocal</text:h>
      <text:p text:style-name="Text_20_body">Searches local resources </text:p>
      <text:h text:style-name="Heading_20_2" text:outline-level="2" text:is-list-header="true">SearchLocal(System.String) method</text:h>
      <text:p text:style-name="Text_20_body">Sets the default share directory </text:p>
      <text:h text:style-name="Heading_20_4" text:outline-level="4" text:is-list-header="true">Parameters</text:h>
      <text:p text:style-name="List_20_Heading"><text:span text:style-name="T1">DirPath</text:span> </text:p>
      <text:p text:style-name="P4">Path to directory to be shared </text:p>
      <text:h text:style-name="Heading_20_2" text:outline-level="2" text:is-list-header="true">Find(System.String,System.Xml.XmlDocument) method</text:h>
      <text:p text:style-name="Text_20_body">Searches the local directory for a given keyword </text:p>
      <text:h text:style-name="Heading_20_4" text:outline-level="4" text:is-list-header="true">Parameters</text:h>
      <text:p text:style-name="List_20_Heading"><text:span text:style-name="T1">SearchString</text:span> </text:p>
      <text:p text:style-name="List_20_Contents">The keyword to be searched for </text:p>
      <text:p text:style-name="List_20_Heading"><text:span text:style-name="T1">FillinXmlDocument</text:span> </text:p>
      <text:p text:style-name="P4">The XML document to add the search result to </text:p>
      <text:h text:style-name="Heading_20_4" text:outline-level="4" text:is-list-header="true">Returns</text:h>
      <text:p text:style-name="Text_20_body">Returns the new Xml document </text:p>
      <text:h text:style-name="Heading_20_2" text:outline-level="2" text:is-list-header="true">Find(System.String,System.Xml.XmlDocument,System.IO.DirectoryInfo[]) method</text:h>
      <text:p text:style-name="Text_20_body">Search method, used to find files in subdirectories </text:p>
      <text:h text:style-name="Heading_20_4" text:outline-level="4" text:is-list-header="true">Parameters</text:h>
      <text:p text:style-name="List_20_Heading"><text:span text:style-name="T1">SearchString</text:span> </text:p>
      <text:p text:style-name="List_20_Contents">The string to be searched for </text:p>
      <text:p text:style-name="List_20_Heading"><text:span text:style-name="T1">FillinXmlDocument</text:span> </text:p>
      <text:p text:style-name="List_20_Contents">The XML document to add the search results to </text:p>
      <text:p text:style-name="List_20_Heading"><text:span text:style-name="T1">SubDirInfoArray</text:span> </text:p>
      <text:p text:style-name="P4">Array with subdirs </text:p>
      <text:h text:style-name="Heading_20_4" text:outline-level="4" text:is-list-header="true">Returns</text:h>
      <text:p text:style-name="Text_20_body">The new XML document with the added changes </text:p>
      <text:h text:style-name="Heading_20_2" text:outline-level="2" text:is-list-header="true">ProtocolWriter(System.Net.IPAddress,System.Int32) method</text:h>
      <text:p text:style-name="Text_20_body">Makes the TcpClient with the given parameters </text:p>
      <text:h text:style-name="Heading_20_4" text:outline-level="4" text:is-list-header="true">Parameters</text:h>
      <text:p text:style-name="List_20_Heading"><text:span text:style-name="T1">RemoteIP</text:span> </text:p>
      <text:p text:style-name="List_20_Contents">IP of the remote host </text:p>
      <text:p text:style-name="List_20_Heading"><text:span text:style-name="T1">Port</text:span> </text:p>
      <text:p text:style-name="P4">Port to connect to </text:p>
      <text:h text:style-name="Heading_20_2" text:outline-level="2" text:is-list-header="true">Get(System.String,System.Int32,System.Int64) method</text:h>
      <text:p text:style-name="Text_20_body">Gives the host the order to prepare the given file at the given port for streamreading </text:p>
      <text:h text:style-name="Heading_20_4" text:outline-level="4" text:is-list-header="true">Parameters</text:h>
      <text:p text:style-name="List_20_Heading"><text:span text:style-name="T1">FileName</text:span> </text:p>
      <text:p text:style-name="List_20_Contents">The file that the server has to send </text:p>
      <text:p text:style-name="List_20_Heading"><text:span text:style-name="T1">Port</text:span> </text:p>
      <text:p text:style-name="List_20_Contents">The port on which the server has to prepare the stream </text:p>
      <text:p text:style-name="List_20_Heading"><text:span text:style-name="T1">FileLength</text:span> </text:p>
      <text:p text:style-name="P4">Lenght of the file to get in bytes </text:p>
      <text:h text:style-name="Heading_20_4" text:outline-level="4" text:is-list-header="true">Returns</text:h>
      <text:p text:style-name="Text_20_body">True if succeeded, false if not </text:p>
      <text:h text:style-name="Heading_20_2" text:outline-level="2" text:is-list-header="true">Search(System.String) method</text:h>
      <text:p text:style-name="Text_20_body">Gives the server the order to search for files with the given SearchString in the names </text:p>
      <text:h text:style-name="Heading_20_4" text:outline-level="4" text:is-list-header="true">Parameters</text:h>
      <text:p text:style-name="List_20_Heading"><text:span text:style-name="T1">SearchString</text:span> </text:p>
      <text:p text:style-name="P4">The searchstring </text:p>
      <text:h text:style-name="Heading_20_4" text:outline-level="4" text:is-list-header="true">Returns</text:h>
      <text:p text:style-name="Text_20_body">XmlDocument containg the search results, empty XmlDocument if there was a connection error </text:p>
      <text:h text:style-name="Heading_20_2" text:outline-level="2" text:is-list-header="true">Identify method</text:h>
      <text:p text:style-name="Text_20_body">Orders the server to identify itself </text:p>
      <text:h text:style-name="Heading_20_4" text:outline-level="4" text:is-list-header="true">Returns</text:h>
      <text:p text:style-name="Text_20_body">IdentifyObject containing remote IP and Name </text:p>
      <text:h text:style-name="Heading_20_2" text:outline-level="2" text:is-list-header="true">Chat(System.String,System.String,System.String) method</text:h>
      <text:p text:style-name="Text_20_body">Sends the given chat message to the server </text:p>
      <text:h text:style-name="Heading_20_4" text:outline-level="4" text:is-list-header="true">Parameters</text:h>
      <text:p text:style-name="List_20_Heading"><text:span text:style-name="T1">Visibility</text:span> </text:p>
      <text:p text:style-name="List_20_Contents">public or private </text:p>
      <text:p text:style-name="List_20_Heading"><text:span text:style-name="T1">FromUsername</text:span> </text:p>
      <text:p text:style-name="List_20_Contents">The username that send this message </text:p>
      <text:p text:style-name="List_20_Heading"><text:span text:style-name="T1">Message</text:span> </text:p>
      <text:p text:style-name="P4">The message itself </text:p>
      <text:h text:style-name="Heading_20_4" text:outline-level="4" text:is-list-header="true">Returns</text:h>
      <text:p text:style-name="Text_20_body">true if the message was succesfully send, false if it failed </text:p>
      <text:h text:style-name="Heading_20_2" text:outline-level="2" text:is-list-header="true">InitGame(System.String,System.Int32) method</text:h>
      <text:p text:style-name="Text_20_body">Orders the server to iniate a game at the given port </text:p>
      <text:h text:style-name="Heading_20_4" text:outline-level="4" text:is-list-header="true">Parameters</text:h>
      <text:p text:style-name="List_20_Heading"><text:span text:style-name="T1">FromUsername</text:span> </text:p>
      <text:p text:style-name="List_20_Contents">The username that wants to play the game </text:p>
      <text:p text:style-name="List_20_Heading"><text:span text:style-name="T1">Port</text:span> </text:p>
      <text:p text:style-name="P4">The port on which this client wants the server to iniate the game </text:p>
      <text:h text:style-name="Heading_20_4" text:outline-level="4" text:is-list-header="true">Returns</text:h>
      <text:p text:style-name="Text_20_body">string with the remote users name </text:p>
      <text:h text:style-name="Heading_20_2" text:outline-level="2" text:is-list-header="true">AcceptGame(System.String,System.Int32) method</text:h>
      <text:h text:style-name="Heading_20_4" text:outline-level="4" text:is-list-header="true">Parameters</text:h>
      <text:p text:style-name="List_20_Heading"><text:span text:style-name="T1">UserName</text:span> </text:p>
      <text:p text:style-name="P5"><text:span text:style-name="T1">Port</text:span> </text:p>
      <text:h text:style-name="Heading_20_2" text:outline-level="2" text:is-list-header="true">RejectGame(System.String,System.Int32) method</text:h>
      <text:h text:style-name="Heading_20_4" text:outline-level="4" text:is-list-header="true">Parameters</text:h>
      <text:p text:style-name="List_20_Heading"><text:span text:style-name="T1">UserName</text:span> </text:p>
      <text:p text:style-name="P5"><text:span text:style-name="T1">Port</text:span> </text:p>
      <text:h text:style-name="Heading_20_2" text:outline-level="2" text:is-list-header="true">Dispose method</text:h>
      <text:p text:style-name="Text_20_body">Free's the resources for this object and closes all the network streams. iDisposable implementation </text:p>
      <text:h text:style-name="Heading_20_1" text:outline-level="1" text:is-list-header="true">KISP.Protocol.ProtocolWriter.IdentifyObject</text:h>
      <text:p text:style-name="Text_20_body">Object used for peer identification </text:p>
      <text:h text:style-name="Heading_20_2" text:outline-level="2" text:is-list-header="true">IdentifyObject(System.String,System.String) method</text:h>
      <text:p text:style-name="Text_20_body">Sets the Name and IP </text:p>
      <text:h text:style-name="Heading_20_4" text:outline-level="4" text:is-list-header="true">Parameters</text:h>
      <text:p text:style-name="List_20_Heading"><text:span text:style-name="T1">IP</text:span> </text:p>
      <text:p text:style-name="List_20_Contents">IP of the host </text:p>
      <text:p text:style-name="List_20_Heading"><text:span text:style-name="T1">Name</text:span> </text:p>
      <text:p text:style-name="P4">Name of the host </text:p>
      <text:h text:style-name="Heading_20_2" text:outline-level="2" text:is-list-header="true">IP property</text:h>
      <text:p text:style-name="Text_20_body">Gets the IP of the host </text:p>
      <text:h text:style-name="Heading_20_2" text:outline-level="2" text:is-list-header="true">Name property</text:h>
      <text:p text:style-name="Text_20_body">Gets the Name of the host </text:p>
      <text:h text:style-name="Heading_20_1" text:outline-level="1" text:is-list-header="true">KISP.Nexus.PeerList</text:h>
      <text:p text:style-name="Text_20_body">List of Peer objects </text:p>
      <text:h text:style-name="Heading_20_2" text:outline-level="2" text:is-list-header="true">PeerList() method</text:h>
      <text:p text:style-name="Text_20_body">Create new PeerList </text:p>
      <text:h text:style-name="Heading_20_2" text:outline-level="2" text:is-list-header="true">DeletePeer(System.String) method</text:h>
      <text:p text:style-name="Text_20_body">Delete peer from list. </text:p>
      <text:h text:style-name="Heading_20_4" text:outline-level="4" text:is-list-header="true">Parameters</text:h>
      <text:p text:style-name="P5"><text:span text:style-name="T1">IPAddress</text:span> </text:p>
      <text:h text:style-name="Heading_20_2" text:outline-level="2" text:is-list-header="true">NewPeer(System.Net.IPAddress) method</text:h>
      <text:p text:style-name="Text_20_body">Add a new Peer to the system </text:p>
      <text:h text:style-name="Heading_20_4" text:outline-level="4" text:is-list-header="true">Parameters</text:h>
      <text:p text:style-name="List_20_Heading"><text:span text:style-name="T1">IPAddr</text:span> </text:p>
      <text:p text:style-name="P4">The IP address of the peer </text:p>
      <text:h text:style-name="Heading_20_2" text:outline-level="2" text:is-list-header="true">SetPeerName(System.String,System.String) method</text:h>
      <text:p text:style-name="Text_20_body">Set user name of peer </text:p>
      <text:h text:style-name="Heading_20_4" text:outline-level="4" text:is-list-header="true">Parameters</text:h>
      <text:p text:style-name="List_20_Heading"><text:span text:style-name="T1">IPAddr</text:span> </text:p>
      <text:p text:style-name="List_20_Contents">IP address of peer as a string </text:p>
      <text:p text:style-name="List_20_Heading"><text:span text:style-name="T1">Name</text:span> </text:p>
      <text:p text:style-name="P4">user name of peer </text:p>
      <text:h text:style-name="Heading_20_2" text:outline-level="2" text:is-list-header="true">GetPeerIndex(System.String) method</text:h>
      <text:p text:style-name="Text_20_body">Get the index for the peer's name </text:p>
      <text:h text:style-name="Heading_20_4" text:outline-level="4" text:is-list-header="true">Parameters</text:h>
      <text:p text:style-name="List_20_Heading"><text:span text:style-name="T1">Name</text:span> </text:p>
      <text:p text:style-name="P4">Name for the peer </text:p>
      <text:h text:style-name="Heading_20_4" text:outline-level="4" text:is-list-header="true">Returns</text:h>
      <text:p text:style-name="Text_20_body">integer index </text:p>
      <text:h text:style-name="Heading_20_2" text:outline-level="2" text:is-list-header="true">GetPeer(System.String) method</text:h>
      <text:p text:style-name="Text_20_body">Get a peer </text:p>
      <text:h text:style-name="Heading_20_4" text:outline-level="4" text:is-list-header="true">Parameters</text:h>
      <text:p text:style-name="P5"><text:span text:style-name="T1">Name</text:span> </text:p>
      <text:h text:style-name="Heading_20_4" text:outline-level="4" text:is-list-header="true">Returns</text:h>
      <text:h text:style-name="Heading_20_2" text:outline-level="2" text:is-list-header="true">GetPeer(System.Int32) method</text:h>
      <text:p text:style-name="Text_20_body">Get a peer from the list </text:p>
      <text:h text:style-name="Heading_20_4" text:outline-level="4" text:is-list-header="true">Parameters</text:h>
      <text:p text:style-name="List_20_Heading"><text:span text:style-name="T1">Index</text:span> </text:p>
      <text:p text:style-name="P4">Index from peer </text:p>
      <text:h text:style-name="Heading_20_4" text:outline-level="4" text:is-list-header="true">Returns</text:h>
      <text:p text:style-name="Text_20_body">returns the peer </text:p>
      <text:h text:style-name="Heading_20_2" text:outline-level="2" text:is-list-header="true">HasPeer(System.String) method</text:h>
      <text:p text:style-name="Text_20_body">See if an IP address is in the list </text:p>
      <text:h text:style-name="Heading_20_4" text:outline-level="4" text:is-list-header="true">Parameters</text:h>
      <text:p text:style-name="List_20_Heading"><text:span text:style-name="T1">IPAddr</text:span> </text:p>
      <text:p text:style-name="P4">IP address to search for </text:p>
      <text:h text:style-name="Heading_20_4" text:outline-level="4" text:is-list-header="true">Returns</text:h>
      <text:p text:style-name="Text_20_body">True if IP address is in the list </text:p>
      <text:h text:style-name="Heading_20_2" text:outline-level="2" text:is-list-header="true">Peers property</text:h>
      <text:p text:style-name="Text_20_body">Get array list so that it's easy to iterate thru all the Peer objects in it </text:p>
      <text:h text:style-name="Heading_20_1" text:outline-level="1" text:is-list-header="true">KISP.Nexus.Peer</text:h>
      <text:p text:style-name="Text_20_body">Class that represents a remote peer (his IP address) </text:p>
      <text:h text:style-name="Heading_20_2" text:outline-level="2" text:is-list-header="true">Peer(System.Net.IPAddress) method</text:h>
      <text:p text:style-name="Text_20_body">Construct Peer object </text:p>
      <text:h text:style-name="Heading_20_4" text:outline-level="4" text:is-list-header="true">Parameters</text:h>
      <text:p text:style-name="P5"><text:span text:style-name="T1">IPAddr</text:span> </text:p>
      <text:h text:style-name="Heading_20_2" text:outline-level="2" text:is-list-header="true">SetIP(System.String) method</text:h>
      <text:p text:style-name="Text_20_body">Set the IP address of the peer from a string representation </text:p>
      <text:h text:style-name="Heading_20_4" text:outline-level="4" text:is-list-header="true">Parameters</text:h>
      <text:p text:style-name="P5"><text:span text:style-name="T1">IP</text:span> </text:p>
      <text:h text:style-name="Heading_20_2" text:outline-level="2" text:is-list-header="true">UserName property</text:h>
      <text:p text:style-name="Text_20_body">The nick name of the user </text:p>
      <text:h text:style-name="Heading_20_2" text:outline-level="2" text:is-list-header="true">IPAddr property</text:h>
      <text:p text:style-name="Text_20_body">The IP address of the peer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in" fo:margin-bottom="0in"/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in" fo:margin-bottom="0in"/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in" fo:margin-bottom="0in"/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ichael Veeken, van der</meta:initial-creator>
    <meta:creation-date>2006-06-06T13:27:15</meta:creation-date>
    <dc:creator>Michael Veeken, van der</dc:creator>
    <dc:date>2006-06-06T13:41:28</dc:date>
    <dc:language>en-US</dc:language>
    <meta:editing-cycles>2</meta:editing-cycles>
    <meta:editing-duration>PT14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1" meta:paragraph-count="1937" meta:word-count="6866" meta:character-count="53339"/>
  </office:meta>
</office:document-meta>
</file>